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52">
            <text:p>25.2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43">
            <text:p>34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64">
            <text:p>56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4964">
            <text:p>2496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6811">
            <text:p>2681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2714">
            <text:p>3271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02">
            <text:p>2021-04-0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1 - 1.02)">
            <text:p>(0.81 - 1.0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2">
            <text:p>0.9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34.25">
            <text:p>-34.2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218975768812736">
            <text:p>-0.0021897577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9234524636747">
            <text:p>0.9923452464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81.625">
            <text:p>-81.62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501320476599926">
            <text:p>-0.00501320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82503042474173">
            <text:p>0.9825030425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324">
            <text:p>324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93">
            <text:p>15493</text:p>
          </table:table-cell>
          <table:table-cell office:value-type="float" office:value="69.5">
            <text:p>69.5</text:p>
          </table:table-cell>
          <table:table-cell office:value-type="float" office:value="138.5">
            <text:p>138.5</text:p>
          </table:table-cell>
          <table:table-cell office:value-type="float" office:value="-72">
            <text:p>-72</text:p>
          </table:table-cell>
          <table:table-cell office:value-type="float" office:value="0.00846219408255205">
            <text:p>0.0084621941</text:p>
          </table:table-cell>
          <table:table-cell office:value-type="float" office:value="0.0123660714285714">
            <text:p>0.0123660714</text:p>
          </table:table-cell>
          <table:table-cell office:value-type="float" office:value="-0.00464726005292713">
            <text:p>-0.0046472601</text:p>
          </table:table-cell>
          <table:table-cell office:value-type="float" office:value="1.02975803239717">
            <text:p>1.0297580324</text:p>
          </table:table-cell>
          <table:table-cell office:value-type="float" office:value="1.04358097265625">
            <text:p>1.0435809727</text:p>
          </table:table-cell>
          <table:table-cell office:value-type="float" office:value="0.983776919985714">
            <text:p>0.983776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table:number-columns-repeated="2"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3">
            <text:p>10483</text:p>
          </table:table-cell>
          <table:table-cell office:value-type="float" office:value="14705">
            <text:p>14705</text:p>
          </table:table-cell>
          <table:table-cell office:value-type="float" office:value="61.625">
            <text:p>61.625</text:p>
          </table:table-cell>
          <table:table-cell office:value-type="float" office:value="127.375">
            <text:p>127.375</text:p>
          </table:table-cell>
          <table:table-cell office:value-type="float" office:value="217.125">
            <text:p>217.125</text:p>
          </table:table-cell>
          <table:table-cell office:value-type="float" office:value="0.00772436700927551">
            <text:p>0.007724367</text:p>
          </table:table-cell>
          <table:table-cell office:value-type="float" office:value="0.012150624821139">
            <text:p>0.0121506248</text:p>
          </table:table-cell>
          <table:table-cell office:value-type="float" office:value="0.0147653859231554">
            <text:p>0.0147653859</text:p>
          </table:table-cell>
          <table:table-cell office:value-type="float" office:value="1.02715222959002">
            <text:p>1.0271522296</text:p>
          </table:table-cell>
          <table:table-cell office:value-type="float" office:value="1.04281655673373">
            <text:p>1.042816556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730">
            <text:p>7730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209.5">
            <text:p>209.5</text:p>
          </table:table-cell>
          <table:table-cell office:value-type="float" office:value="248.25">
            <text:p>248.25</text:p>
          </table:table-cell>
          <table:table-cell office:value-type="float" office:value="-127">
            <text:p>-127</text:p>
          </table:table-cell>
          <table:table-cell office:value-type="float" office:value="0.0271021992238034">
            <text:p>0.0271021992</text:p>
          </table:table-cell>
          <table:table-cell office:value-type="float" office:value="0.0239808732612056">
            <text:p>0.0239808733</text:p>
          </table:table-cell>
          <table:table-cell office:value-type="float" office:value="-0.00832732279850502">
            <text:p>-0.0083273228</text:p>
          </table:table-cell>
          <table:table-cell office:value-type="float" office:value="1.09629737452073">
            <text:p>1.0962973745</text:p>
          </table:table-cell>
          <table:table-cell office:value-type="float" office:value="1.08506021768766">
            <text:p>1.0850602177</text:p>
          </table:table-cell>
          <table:table-cell office:value-type="float" office:value="0.970990285043014">
            <text:p>0.970990285</text:p>
          </table:table-cell>
          <table:table-cell office:value-type="float" office:value="25.9203402071645">
            <text:p>25.9203402072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592">
            <text:p>7592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.25">
            <text:p>-3.25</text:p>
          </table:table-cell>
          <table:table-cell office:value-type="float" office:value="246">
            <text:p>246</text:p>
          </table:table-cell>
          <table:table-cell office:value-type="float" office:value="-92.5">
            <text:p>-92.5</text:p>
          </table:table-cell>
          <table:table-cell office:value-type="float" office:value="-0.000428082191780822">
            <text:p>-0.0004280822</text:p>
          </table:table-cell>
          <table:table-cell office:value-type="float" office:value="0.0235812883435583">
            <text:p>0.0235812883</text:p>
          </table:table-cell>
          <table:table-cell office:value-type="float" office:value="-0.00566199424618963">
            <text:p>-0.0056619942</text:p>
          </table:table-cell>
          <table:table-cell office:value-type="float" office:value="0.998502071507319">
            <text:p>0.9985020715</text:p>
          </table:table-cell>
          <table:table-cell office:value-type="float" office:value="1.08362442043594">
            <text:p>1.0836244204</text:p>
          </table:table-cell>
          <table:table-cell office:value-type="float" office:value="0.98024585416887">
            <text:p>0.9802458542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968">
            <text:p>7968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40">
            <text:p>-40</text:p>
          </table:table-cell>
          <table:table-cell office:value-type="float" office:value="27.625">
            <text:p>27.625</text:p>
          </table:table-cell>
          <table:table-cell office:value-type="float" office:value="-28">
            <text:p>-28</text:p>
          </table:table-cell>
          <table:table-cell office:value-type="float" office:value="-0.00502008032128514">
            <text:p>-0.0050200803</text:p>
          </table:table-cell>
          <table:table-cell office:value-type="float" office:value="0.00265267908584598">
            <text:p>0.0026526791</text:p>
          </table:table-cell>
          <table:table-cell office:value-type="float" office:value="-0.00180319422977846">
            <text:p>-0.0018031942</text:p>
          </table:table-cell>
          <table:table-cell office:value-type="float" office:value="0.982479113240109">
            <text:p>0.9824791132</text:p>
          </table:table-cell>
          <table:table-cell office:value-type="float" office:value="1.00929816874487">
            <text:p>1.0092981687</text:p>
          </table:table-cell>
          <table:table-cell office:value-type="float" office:value="0.993695193154259">
            <text:p>0.99369519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table:number-columns-repeated="2" office:value-type="float" office:value="695">
            <text:p>695</text:p>
          </table:table-cell>
          <table:table-cell office:value-type="float" office:value="7965">
            <text:p>7965</text:p>
          </table:table-cell>
          <table:table-cell office:value-type="float" office:value="10334">
            <text:p>10334</text:p>
          </table:table-cell>
          <table:table-cell office:value-type="float" office:value="15201">
            <text:p>15201</text:p>
          </table:table-cell>
          <table:table-cell office:value-type="float" office:value="108.5">
            <text:p>108.5</text:p>
          </table:table-cell>
          <table:table-cell office:value-type="float" office:value="-94.75">
            <text:p>-94.75</text:p>
          </table:table-cell>
          <table:table-cell office:value-type="float" office:value="154.875">
            <text:p>154.875</text:p>
          </table:table-cell>
          <table:table-cell office:value-type="float" office:value="0.0136220966729441">
            <text:p>0.0136220967</text:p>
          </table:table-cell>
          <table:table-cell office:value-type="float" office:value="-0.00916876330559319">
            <text:p>-0.0091687633</text:p>
          </table:table-cell>
          <table:table-cell office:value-type="float" office:value="0.0101884744424709">
            <text:p>0.0101884744</text:p>
          </table:table-cell>
          <table:table-cell office:value-type="float" office:value="1.04804103893013">
            <text:p>1.0480410389</text:p>
          </table:table-cell>
          <table:table-cell office:value-type="float" office:value="0.96807409822271">
            <text:p>0.9680740982</text:p>
          </table:table-cell>
          <table:table-cell office:value-type="float" office:value="1.03586311837112">
            <text:p>1.03586311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642">
            <text:p>7642</text:p>
          </table:table-cell>
          <table:table-cell office:value-type="float" office:value="11362">
            <text:p>11362</text:p>
          </table:table-cell>
          <table:table-cell office:value-type="float" office:value="17953">
            <text:p>17953</text:p>
          </table:table-cell>
          <table:table-cell office:value-type="float" office:value="172.375">
            <text:p>172.375</text:p>
          </table:table-cell>
          <table:table-cell office:value-type="float" office:value="-55">
            <text:p>-55</text:p>
          </table:table-cell>
          <table:table-cell office:value-type="float" office:value="133">
            <text:p>133</text:p>
          </table:table-cell>
          <table:table-cell office:value-type="float" office:value="0.0225562679926721">
            <text:p>0.022556268</text:p>
          </table:table-cell>
          <table:table-cell office:value-type="float" office:value="-0.00484069706037669">
            <text:p>-0.0048406971</text:p>
          </table:table-cell>
          <table:table-cell office:value-type="float" office:value="0.00740823260736367">
            <text:p>0.0074082326</text:p>
          </table:table-cell>
          <table:table-cell office:value-type="float" office:value="1.07994415701684">
            <text:p>1.079944157</text:p>
          </table:table-cell>
          <table:table-cell office:value-type="float" office:value="0.983103487690821">
            <text:p>0.9831034877</text:p>
          </table:table-cell>
          <table:table-cell office:value-type="float" office:value="1.02603638267009">
            <text:p>1.0260363827</text:p>
          </table:table-cell>
          <table:table-cell office:value-type="float" office:value="31.0749777299247">
            <text:p>31.07497772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table:number-columns-repeated="2" office:value-type="float" office:value="466">
            <text:p>466</text:p>
          </table:table-cell>
          <table:table-cell office:value-type="float" office:value="7838">
            <text:p>7838</text:p>
          </table:table-cell>
          <table:table-cell office:value-type="float" office:value="11998">
            <text:p>11998</text:p>
          </table:table-cell>
          <table:table-cell office:value-type="float" office:value="16337">
            <text:p>16337</text:p>
          </table:table-cell>
          <table:table-cell office:value-type="float" office:value="-4.125">
            <text:p>-4.125</text:p>
          </table:table-cell>
          <table:table-cell office:value-type="float" office:value="-65.25">
            <text:p>-65.25</text:p>
          </table:table-cell>
          <table:table-cell office:value-type="float" office:value="-92.5">
            <text:p>-92.5</text:p>
          </table:table-cell>
          <table:table-cell office:value-type="float" office:value="-0.000526282214850727">
            <text:p>-0.0005262822</text:p>
          </table:table-cell>
          <table:table-cell office:value-type="float" office:value="-0.00543840640106684">
            <text:p>-0.0054384064</text:p>
          </table:table-cell>
          <table:table-cell office:value-type="float" office:value="-0.00566199424618963">
            <text:p>-0.0056619942</text:p>
          </table:table-cell>
          <table:table-cell office:value-type="float" office:value="0.998158555115043">
            <text:p>0.9981585551</text:p>
          </table:table-cell>
          <table:table-cell office:value-type="float" office:value="0.981023547074065">
            <text:p>0.9810235471</text:p>
          </table:table-cell>
          <table:table-cell office:value-type="float" office:value="0.98024585416887">
            <text:p>0.98024585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29">
            <text:p>729</text:p>
          </table:table-cell>
          <table:table-cell office:value-type="float" office:value="7968">
            <text:p>7968</text:p>
          </table:table-cell>
          <table:table-cell office:value-type="float" office:value="10789">
            <text:p>10789</text:p>
          </table:table-cell>
          <table:table-cell office:value-type="float" office:value="15379">
            <text:p>15379</text:p>
          </table:table-cell>
          <table:table-cell office:value-type="float" office:value="-40">
            <text:p>-40</text:p>
          </table:table-cell>
          <table:table-cell office:value-type="float" office:value="374.25">
            <text:p>374.25</text:p>
          </table:table-cell>
          <table:table-cell office:value-type="float" office:value="-6">
            <text:p>-6</text:p>
          </table:table-cell>
          <table:table-cell office:value-type="float" office:value="-0.00502008032128514">
            <text:p>-0.0050200803</text:p>
          </table:table-cell>
          <table:table-cell office:value-type="float" office:value="0.0346881082584113">
            <text:p>0.0346881083</text:p>
          </table:table-cell>
          <table:table-cell office:value-type="float" office:value="-0.000390142401976722">
            <text:p>-0.0003901424</text:p>
          </table:table-cell>
          <table:table-cell office:value-type="float" office:value="0.982479113240109">
            <text:p>0.9824791132</text:p>
          </table:table-cell>
          <table:table-cell office:value-type="float" office:value="1.12376677801935">
            <text:p>1.123766778</text:p>
          </table:table-cell>
          <table:table-cell office:value-type="float" office:value="0.998634799926825">
            <text:p>0.9986347999</text:p>
          </table:table-cell>
          <table:table-cell office:value-type="float" office:value="0">
            <text:p>0</text:p>
          </table:table-cell>
          <table:table-cell office:value-type="float" office:value="20.3268749579781">
            <text:p>20.3268749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7965">
            <text:p>7965</text:p>
          </table:table-cell>
          <table:table-cell office:value-type="float" office:value="10960">
            <text:p>10960</text:p>
          </table:table-cell>
          <table:table-cell office:value-type="float" office:value="15565">
            <text:p>15565</text:p>
          </table:table-cell>
          <table:table-cell office:value-type="float" office:value="108.5">
            <text:p>108.5</text:p>
          </table:table-cell>
          <table:table-cell office:value-type="float" office:value="140">
            <text:p>140</text:p>
          </table:table-cell>
          <table:table-cell office:value-type="float" office:value="122.875">
            <text:p>122.875</text:p>
          </table:table-cell>
          <table:table-cell office:value-type="float" office:value="0.0136220966729441">
            <text:p>0.0136220967</text:p>
          </table:table-cell>
          <table:table-cell office:value-type="float" office:value="0.0127737226277372">
            <text:p>0.0127737226</text:p>
          </table:table-cell>
          <table:table-cell office:value-type="float" office:value="0.00789431416639897">
            <text:p>0.0078943142</text:p>
          </table:table-cell>
          <table:table-cell office:value-type="float" office:value="1.04804103893013">
            <text:p>1.0480410389</text:p>
          </table:table-cell>
          <table:table-cell office:value-type="float" office:value="1.04502783845703">
            <text:p>1.0450278385</text:p>
          </table:table-cell>
          <table:table-cell office:value-type="float" office:value="1.02775224716687">
            <text:p>1.02775224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5">
            <text:p>305</text:p>
          </table:table-cell>
          <table:table-cell office:value-type="float" office:value="7768">
            <text:p>7768</text:p>
          </table:table-cell>
          <table:table-cell office:value-type="float" office:value="10908">
            <text:p>10908</text:p>
          </table:table-cell>
          <table:table-cell office:value-type="float" office:value="17953">
            <text:p>17953</text:p>
          </table:table-cell>
          <table:table-cell office:value-type="float" office:value="141.5">
            <text:p>141.5</text:p>
          </table:table-cell>
          <table:table-cell office:value-type="float" office:value="212.375">
            <text:p>212.375</text:p>
          </table:table-cell>
          <table:table-cell office:value-type="float" office:value="133">
            <text:p>133</text:p>
          </table:table-cell>
          <table:table-cell office:value-type="float" office:value="0.0182157569515963">
            <text:p>0.018215757</text:p>
          </table:table-cell>
          <table:table-cell office:value-type="float" office:value="0.0194696552988632">
            <text:p>0.0194696553</text:p>
          </table:table-cell>
          <table:table-cell office:value-type="float" office:value="0.00740823260736367">
            <text:p>0.0074082326</text:p>
          </table:table-cell>
          <table:table-cell office:value-type="float" office:value="1.06440550438117">
            <text:p>1.0644055044</text:p>
          </table:table-cell>
          <table:table-cell office:value-type="float" office:value="1.06888676580184">
            <text:p>1.0688867658</text:p>
          </table:table-cell>
          <table:table-cell office:value-type="float" office:value="1.02603638267009">
            <text:p>1.02603638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433">
            <text:p>433</text:p>
          </table:table-cell>
          <table:table-cell table:number-columns-repeated="2" office:value-type="float" office:value="657">
            <text:p>657</text:p>
          </table:table-cell>
          <table:table-cell office:value-type="float" office:value="7832">
            <text:p>7832</text:p>
          </table:table-cell>
          <table:table-cell office:value-type="float" office:value="11140">
            <text:p>11140</text:p>
          </table:table-cell>
          <table:table-cell office:value-type="float" office:value="16240">
            <text:p>16240</text:p>
          </table:table-cell>
          <table:table-cell office:value-type="float" office:value="-4.125">
            <text:p>-4.125</text:p>
          </table:table-cell>
          <table:table-cell office:value-type="float" office:value="182.625">
            <text:p>182.625</text:p>
          </table:table-cell>
          <table:table-cell office:value-type="float" office:value="180.375">
            <text:p>180.375</text:p>
          </table:table-cell>
          <table:table-cell office:value-type="float" office:value="-0.000526685393258427">
            <text:p>-0.0005266854</text:p>
          </table:table-cell>
          <table:table-cell office:value-type="float" office:value="0.0163936265709156">
            <text:p>0.0163936266</text:p>
          </table:table-cell>
          <table:table-cell office:value-type="float" office:value="0.0111068349753695">
            <text:p>0.011106835</text:p>
          </table:table-cell>
          <table:table-cell office:value-type="float" office:value="0.998157144822702">
            <text:p>0.9981571448</text:p>
          </table:table-cell>
          <table:table-cell office:value-type="float" office:value="1.05790444494281">
            <text:p>1.0579044449</text:p>
          </table:table-cell>
          <table:table-cell office:value-type="float" office:value="1.03911571150881">
            <text:p>1.03911571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601">
            <text:p>601</text:p>
          </table:table-cell>
          <table:table-cell table:number-columns-repeated="2" office:value-type="float" office:value="244">
            <text:p>244</text:p>
          </table:table-cell>
          <table:table-cell office:value-type="float" office:value="8026">
            <text:p>8026</text:p>
          </table:table-cell>
          <table:table-cell office:value-type="float" office:value="10808">
            <text:p>10808</text:p>
          </table:table-cell>
          <table:table-cell office:value-type="float" office:value="18059">
            <text:p>18059</text:p>
          </table:table-cell>
          <table:table-cell office:value-type="float" office:value="-43">
            <text:p>-43</text:p>
          </table:table-cell>
          <table:table-cell office:value-type="float" office:value="354.5">
            <text:p>354.5</text:p>
          </table:table-cell>
          <table:table-cell office:value-type="float" office:value="578">
            <text:p>578</text:p>
          </table:table-cell>
          <table:table-cell office:value-type="float" office:value="-0.00535758783952156">
            <text:p>-0.0053575878</text:p>
          </table:table-cell>
          <table:table-cell office:value-type="float" office:value="0.032799777942265">
            <text:p>0.0327997779</text:p>
          </table:table-cell>
          <table:table-cell office:value-type="float" office:value="0.0320062018937926">
            <text:p>0.0320062019</text:p>
          </table:table-cell>
          <table:table-cell office:value-type="float" office:value="0.981304701906693">
            <text:p>0.9813047019</text:p>
          </table:table-cell>
          <table:table-cell office:value-type="float" office:value="1.11690784064673">
            <text:p>1.1169078406</text:p>
          </table:table-cell>
          <table:table-cell office:value-type="float" office:value="1.11402952466922">
            <text:p>1.1140295247</text:p>
          </table:table-cell>
          <table:table-cell office:value-type="float" office:value="0">
            <text:p>0</text:p>
          </table:table-cell>
          <table:table-cell office:value-type="float" office:value="21.4773885031374">
            <text:p>21.4773885031</text:p>
          </table:table-cell>
          <table:table-cell office:value-type="float" office:value="22.0014059733858">
            <text:p>22.001405973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8630">
            <text:p>8630</text:p>
          </table:table-cell>
          <table:table-cell office:value-type="float" office:value="12105">
            <text:p>12105</text:p>
          </table:table-cell>
          <table:table-cell office:value-type="float" office:value="20820">
            <text:p>20820</text:p>
          </table:table-cell>
          <table:table-cell office:value-type="float" office:value="350.75">
            <text:p>350.75</text:p>
          </table:table-cell>
          <table:table-cell office:value-type="float" office:value="395">
            <text:p>395</text:p>
          </table:table-cell>
          <table:table-cell office:value-type="float" office:value="591.875">
            <text:p>591.875</text:p>
          </table:table-cell>
          <table:table-cell office:value-type="float" office:value="0.0406431054461182">
            <text:p>0.0406431054</text:p>
          </table:table-cell>
          <table:table-cell office:value-type="float" office:value="0.0326311441553077">
            <text:p>0.0326311442</text:p>
          </table:table-cell>
          <table:table-cell office:value-type="float" office:value="0.0284281940441883">
            <text:p>0.028428194</text:p>
          </table:table-cell>
          <table:table-cell office:value-type="float" office:value="1.14548851862121">
            <text:p>1.1454885186</text:p>
          </table:table-cell>
          <table:table-cell office:value-type="float" office:value="1.11629599601859">
            <text:p>1.116295996</text:p>
          </table:table-cell>
          <table:table-cell office:value-type="float" office:value="1.10108267709922">
            <text:p>1.1010826771</text:p>
          </table:table-cell>
          <table:table-cell office:value-type="float" office:value="17.3987561962863">
            <text:p>17.3987561963</text:p>
          </table:table-cell>
          <table:table-cell office:value-type="float" office:value="21.5866090516386">
            <text:p>21.5866090516</text:p>
          </table:table-cell>
          <table:table-cell office:value-type="float" office:value="24.7273397418095">
            <text:p>24.727339741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267">
            <text:p>267</text:p>
          </table:table-cell>
          <table:table-cell office:value-type="float" office:value="8368">
            <text:p>8368</text:p>
          </table:table-cell>
          <table:table-cell office:value-type="float" office:value="12966">
            <text:p>12966</text:p>
          </table:table-cell>
          <table:table-cell office:value-type="float" office:value="19245">
            <text:p>19245</text:p>
          </table:table-cell>
          <table:table-cell office:value-type="float" office:value="107">
            <text:p>107</text:p>
          </table:table-cell>
          <table:table-cell office:value-type="float" office:value="125.25">
            <text:p>125.25</text:p>
          </table:table-cell>
          <table:table-cell office:value-type="float" office:value="956.25">
            <text:p>956.25</text:p>
          </table:table-cell>
          <table:table-cell office:value-type="float" office:value="0.0127868068833652">
            <text:p>0.0127868069</text:p>
          </table:table-cell>
          <table:table-cell office:value-type="float" office:value="0.00965987968533086">
            <text:p>0.0096598797</text:p>
          </table:table-cell>
          <table:table-cell office:value-type="float" office:value="0.0496882307092751">
            <text:p>0.0496882307</text:p>
          </table:table-cell>
          <table:table-cell office:value-type="float" office:value="1.04507428885511">
            <text:p>1.0450742889</text:p>
          </table:table-cell>
          <table:table-cell office:value-type="float" office:value="1.03399247291871">
            <text:p>1.0339924729</text:p>
          </table:table-cell>
          <table:table-cell office:value-type="float" office:value="1.17874789121366">
            <text:p>1.1787478912</text:p>
          </table:table-cell>
          <table:table-cell table:number-columns-repeated="2" office:value-type="float" office:value="0">
            <text:p>0</text:p>
          </table:table-cell>
          <table:table-cell office:value-type="float" office:value="14.2936994099606">
            <text:p>14.2936994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table:number-columns-repeated="2" office:value-type="float" office:value="294">
            <text:p>294</text:p>
          </table:table-cell>
          <table:table-cell office:value-type="float" office:value="8715">
            <text:p>8715</text:p>
          </table:table-cell>
          <table:table-cell office:value-type="float" office:value="12048">
            <text:p>12048</text:p>
          </table:table-cell>
          <table:table-cell office:value-type="float" office:value="18729">
            <text:p>18729</text:p>
          </table:table-cell>
          <table:table-cell office:value-type="float" office:value="186.625">
            <text:p>186.625</text:p>
          </table:table-cell>
          <table:table-cell office:value-type="float" office:value="178.25">
            <text:p>178.25</text:p>
          </table:table-cell>
          <table:table-cell office:value-type="float" office:value="1085.75">
            <text:p>1085.75</text:p>
          </table:table-cell>
          <table:table-cell office:value-type="float" office:value="0.0214142283419392">
            <text:p>0.0214142283</text:p>
          </table:table-cell>
          <table:table-cell office:value-type="float" office:value="0.0147949867197875">
            <text:p>0.0147949867</text:p>
          </table:table-cell>
          <table:table-cell office:value-type="float" office:value="0.0579715948529019">
            <text:p>0.0579715949</text:p>
          </table:table-cell>
          <table:table-cell office:value-type="float" office:value="1.07584859478073">
            <text:p>1.0758485948</text:p>
          </table:table-cell>
          <table:table-cell office:value-type="float" office:value="1.05221148111805">
            <text:p>1.0522114811</text:p>
          </table:table-cell>
          <table:table-cell office:value-type="float" office:value="1.20948756537234">
            <text:p>1.2094875654</text:p>
          </table:table-cell>
          <table:table-cell office:value-type="float" office:value="32.7138838346272">
            <text:p>32.7138838346</text:p>
          </table:table-cell>
          <table:table-cell office:value-type="float" office:value="0">
            <text:p>0</text:p>
          </table:table-cell>
          <table:table-cell office:value-type="float" office:value="12.2999878215144">
            <text:p>12.299987821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8720">
            <text:p>8720</text:p>
          </table:table-cell>
          <table:table-cell office:value-type="float" office:value="13408">
            <text:p>13408</text:p>
          </table:table-cell>
          <table:table-cell office:value-type="float" office:value="19386">
            <text:p>19386</text:p>
          </table:table-cell>
          <table:table-cell office:value-type="float" office:value="178.75">
            <text:p>178.75</text:p>
          </table:table-cell>
          <table:table-cell office:value-type="float" office:value="300">
            <text:p>300</text:p>
          </table:table-cell>
          <table:table-cell office:value-type="float" office:value="1111.25">
            <text:p>1111.25</text:p>
          </table:table-cell>
          <table:table-cell office:value-type="float" office:value="0.0204988532110092">
            <text:p>0.0204988532</text:p>
          </table:table-cell>
          <table:table-cell office:value-type="float" office:value="0.0223747016706444">
            <text:p>0.0223747017</text:p>
          </table:table-cell>
          <table:table-cell office:value-type="float" office:value="0.0573222944392861">
            <text:p>0.0573222944</text:p>
          </table:table-cell>
          <table:table-cell office:value-type="float" office:value="1.07256958408515">
            <text:p>1.0725695841</text:p>
          </table:table-cell>
          <table:table-cell office:value-type="float" office:value="1.07929268530596">
            <text:p>1.0792926853</text:p>
          </table:table-cell>
          <table:table-cell office:value-type="float" office:value="1.20706828759948">
            <text:p>1.2070682876</text:p>
          </table:table-cell>
          <table:table-cell office:value-type="float" office:value="34.1593506826606">
            <text:p>34.1593506827</text:p>
          </table:table-cell>
          <table:table-cell office:value-type="float" office:value="31.3243534236542">
            <text:p>31.3243534237</text:p>
          </table:table-cell>
          <table:table-cell office:value-type="float" office:value="12.4354587179228">
            <text:p>12.435458717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8602">
            <text:p>8602</text:p>
          </table:table-cell>
          <table:table-cell office:value-type="float" office:value="14341">
            <text:p>14341</text:p>
          </table:table-cell>
          <table:table-cell office:value-type="float" office:value="20036">
            <text:p>20036</text:p>
          </table:table-cell>
          <table:table-cell office:value-type="float" office:value="339.25">
            <text:p>339.25</text:p>
          </table:table-cell>
          <table:table-cell office:value-type="float" office:value="584">
            <text:p>584</text:p>
          </table:table-cell>
          <table:table-cell office:value-type="float" office:value="588.125">
            <text:p>588.125</text:p>
          </table:table-cell>
          <table:table-cell office:value-type="float" office:value="0.0394385026737968">
            <text:p>0.0394385027</text:p>
          </table:table-cell>
          <table:table-cell office:value-type="float" office:value="0.0407224042953769">
            <text:p>0.0407224043</text:p>
          </table:table-cell>
          <table:table-cell office:value-type="float" office:value="0.0293534138550609">
            <text:p>0.0293534139</text:p>
          </table:table-cell>
          <table:table-cell office:value-type="float" office:value="1.14108333452486">
            <text:p>1.1410833345</text:p>
          </table:table-cell>
          <table:table-cell office:value-type="float" office:value="1.14577871088855">
            <text:p>1.1457787109</text:p>
          </table:table-cell>
          <table:table-cell office:value-type="float" office:value="1.10442572938641">
            <text:p>1.1044257294</text:p>
          </table:table-cell>
          <table:table-cell office:value-type="float" office:value="17.9197322803558">
            <text:p>17.9197322804</text:p>
          </table:table-cell>
          <table:table-cell office:value-type="float" office:value="17.3655415524065">
            <text:p>17.3655415524</text:p>
          </table:table-cell>
          <table:table-cell office:value-type="float" office:value="23.9587548458771">
            <text:p>23.958754845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8627">
            <text:p>8627</text:p>
          </table:table-cell>
          <table:table-cell office:value-type="float" office:value="14350">
            <text:p>14350</text:p>
          </table:table-cell>
          <table:table-cell office:value-type="float" office:value="21648">
            <text:p>21648</text:p>
          </table:table-cell>
          <table:table-cell office:value-type="float" office:value="45.625">
            <text:p>45.625</text:p>
          </table:table-cell>
          <table:table-cell office:value-type="float" office:value="667.75">
            <text:p>667.75</text:p>
          </table:table-cell>
          <table:table-cell office:value-type="float" office:value="557.75">
            <text:p>557.75</text:p>
          </table:table-cell>
          <table:table-cell office:value-type="float" office:value="0.0052886287237742">
            <text:p>0.0052886287</text:p>
          </table:table-cell>
          <table:table-cell office:value-type="float" office:value="0.0465331010452962">
            <text:p>0.046533101</text:p>
          </table:table-cell>
          <table:table-cell office:value-type="float" office:value="0.025764504804139">
            <text:p>0.0257645048</text:p>
          </table:table-cell>
          <table:table-cell office:value-type="float" office:value="1.01856502093701">
            <text:p>1.0185650209</text:p>
          </table:table-cell>
          <table:table-cell office:value-type="float" office:value="1.1671098994646">
            <text:p>1.1671098995</text:p>
          </table:table-cell>
          <table:table-cell office:value-type="float" office:value="1.09147683384178">
            <text:p>1.0914768338</text:p>
          </table:table-cell>
          <table:table-cell office:value-type="float" office:value="0">
            <text:p>0</text:p>
          </table:table-cell>
          <table:table-cell office:value-type="float" office:value="15.2397338929731">
            <text:p>15.239733893</text:p>
          </table:table-cell>
          <table:table-cell office:value-type="float" office:value="27.248286963293">
            <text:p>27.248286963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742">
            <text:p>8742</text:p>
          </table:table-cell>
          <table:table-cell office:value-type="float" office:value="14588">
            <text:p>14588</text:p>
          </table:table-cell>
          <table:table-cell office:value-type="float" office:value="24622">
            <text:p>24622</text:p>
          </table:table-cell>
          <table:table-cell office:value-type="float" office:value="75.625">
            <text:p>75.625</text:p>
          </table:table-cell>
          <table:table-cell office:value-type="float" office:value="552.125">
            <text:p>552.125</text:p>
          </table:table-cell>
          <table:table-cell office:value-type="float" office:value="968">
            <text:p>968</text:p>
          </table:table-cell>
          <table:table-cell office:value-type="float" office:value="0.00865076641500801">
            <text:p>0.0086507664</text:p>
          </table:table-cell>
          <table:table-cell office:value-type="float" office:value="0.0378478886756238">
            <text:p>0.0378478887</text:p>
          </table:table-cell>
          <table:table-cell office:value-type="float" office:value="0.0393144342457964">
            <text:p>0.0393144342</text:p>
          </table:table-cell>
          <table:table-cell office:value-type="float" office:value="1.03042436054128">
            <text:p>1.0304243605</text:p>
          </table:table-cell>
          <table:table-cell office:value-type="float" office:value="1.135275237212">
            <text:p>1.1352752372</text:p>
          </table:table-cell>
          <table:table-cell office:value-type="float" office:value="1.14062994435082">
            <text:p>1.1406299444</text:p>
          </table:table-cell>
          <table:table-cell office:value-type="float" office:value="0">
            <text:p>0</text:p>
          </table:table-cell>
          <table:table-cell office:value-type="float" office:value="18.6584528464689">
            <text:p>18.6584528465</text:p>
          </table:table-cell>
          <table:table-cell office:value-type="float" office:value="17.9752035713548">
            <text:p>17.975203571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0">
            <text:p>260</text:p>
          </table:table-cell>
          <table:table-cell office:value-type="float" office:value="9772">
            <text:p>9772</text:p>
          </table:table-cell>
          <table:table-cell office:value-type="float" office:value="15774">
            <text:p>15774</text:p>
          </table:table-cell>
          <table:table-cell office:value-type="float" office:value="26679">
            <text:p>26679</text:p>
          </table:table-cell>
          <table:table-cell office:value-type="float" office:value="229">
            <text:p>229</text:p>
          </table:table-cell>
          <table:table-cell office:value-type="float" office:value="611.875">
            <text:p>611.875</text:p>
          </table:table-cell>
          <table:table-cell office:value-type="float" office:value="720">
            <text:p>720</text:p>
          </table:table-cell>
          <table:table-cell office:value-type="float" office:value="0.0234343020875972">
            <text:p>0.0234343021</text:p>
          </table:table-cell>
          <table:table-cell office:value-type="float" office:value="0.0387900976290098">
            <text:p>0.0387900976</text:p>
          </table:table-cell>
          <table:table-cell office:value-type="float" office:value="0.0269875182727988">
            <text:p>0.0269875183</text:p>
          </table:table-cell>
          <table:table-cell office:value-type="float" office:value="1.08309642367468">
            <text:p>1.0830964237</text:p>
          </table:table-cell>
          <table:table-cell office:value-type="float" office:value="1.13871449818271">
            <text:p>1.1387144982</text:p>
          </table:table-cell>
          <table:table-cell office:value-type="float" office:value="1.09588383319414">
            <text:p>1.0958838332</text:p>
          </table:table-cell>
          <table:table-cell office:value-type="float" office:value="29.9235510962509">
            <text:p>29.9235510963</text:p>
          </table:table-cell>
          <table:table-cell office:value-type="float" office:value="18.213553955406">
            <text:p>18.2135539554</text:p>
          </table:table-cell>
          <table:table-cell office:value-type="float" office:value="26.029026565204">
            <text:p>26.029026565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11025">
            <text:p>11025</text:p>
          </table:table-cell>
          <table:table-cell office:value-type="float" office:value="15488">
            <text:p>15488</text:p>
          </table:table-cell>
          <table:table-cell office:value-type="float" office:value="26417">
            <text:p>26417</text:p>
          </table:table-cell>
          <table:table-cell office:value-type="float" office:value="343.25">
            <text:p>343.25</text:p>
          </table:table-cell>
          <table:table-cell office:value-type="float" office:value="600.875">
            <text:p>600.875</text:p>
          </table:table-cell>
          <table:table-cell office:value-type="float" office:value="1191">
            <text:p>1191</text:p>
          </table:table-cell>
          <table:table-cell office:value-type="float" office:value="0.0311337868480726">
            <text:p>0.0311337868</text:p>
          </table:table-cell>
          <table:table-cell office:value-type="float" office:value="0.0387961647727273">
            <text:p>0.0387961648</text:p>
          </table:table-cell>
          <table:table-cell office:value-type="float" office:value="0.0450846046106674">
            <text:p>0.0450846046</text:p>
          </table:table-cell>
          <table:table-cell office:value-type="float" office:value="1.11086810682792">
            <text:p>1.1108681068</text:p>
          </table:table-cell>
          <table:table-cell office:value-type="float" office:value="1.13873665581065">
            <text:p>1.1387366558</text:p>
          </table:table-cell>
          <table:table-cell office:value-type="float" office:value="1.16178005442022">
            <text:p>1.1617800544</text:p>
          </table:table-cell>
          <table:table-cell office:value-type="float" office:value="22.6083064471603">
            <text:p>22.6083064472</text:p>
          </table:table-cell>
          <table:table-cell office:value-type="float" office:value="18.2107591440497">
            <text:p>18.210759144</text:p>
          </table:table-cell>
          <table:table-cell office:value-type="float" office:value="15.7183917786128">
            <text:p>15.718391778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680">
            <text:p>10680</text:p>
          </table:table-cell>
          <table:table-cell office:value-type="float" office:value="15964">
            <text:p>15964</text:p>
          </table:table-cell>
          <table:table-cell office:value-type="float" office:value="25887">
            <text:p>25887</text:p>
          </table:table-cell>
          <table:table-cell office:value-type="float" office:value="379.75">
            <text:p>379.75</text:p>
          </table:table-cell>
          <table:table-cell office:value-type="float" office:value="462.5">
            <text:p>462.5</text:p>
          </table:table-cell>
          <table:table-cell office:value-type="float" office:value="952.5">
            <text:p>952.5</text:p>
          </table:table-cell>
          <table:table-cell office:value-type="float" office:value="0.0355571161048689">
            <text:p>0.0355571161</text:p>
          </table:table-cell>
          <table:table-cell office:value-type="float" office:value="0.0289714357303934">
            <text:p>0.0289714357</text:p>
          </table:table-cell>
          <table:table-cell office:value-type="float" office:value="0.0367945300730096">
            <text:p>0.0367945301</text:p>
          </table:table-cell>
          <table:table-cell office:value-type="float" office:value="1.1269279510382">
            <text:p>1.126927951</text:p>
          </table:table-cell>
          <table:table-cell office:value-type="float" office:value="1.10304513946941">
            <text:p>1.1030451395</text:p>
          </table:table-cell>
          <table:table-cell office:value-type="float" office:value="1.13143437664439">
            <text:p>1.1314343766</text:p>
          </table:table-cell>
          <table:table-cell office:value-type="float" office:value="19.8384643001399">
            <text:p>19.8384643001</text:p>
          </table:table-cell>
          <table:table-cell office:value-type="float" office:value="24.2701165679248">
            <text:p>24.2701165679</text:p>
          </table:table-cell>
          <table:table-cell office:value-type="float" office:value="19.1828077933969">
            <text:p>19.182807793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308">
            <text:p>308</text:p>
          </table:table-cell>
          <table:table-cell office:value-type="float" office:value="10373">
            <text:p>10373</text:p>
          </table:table-cell>
          <table:table-cell office:value-type="float" office:value="17413">
            <text:p>17413</text:p>
          </table:table-cell>
          <table:table-cell office:value-type="float" office:value="25911">
            <text:p>25911</text:p>
          </table:table-cell>
          <table:table-cell office:value-type="float" office:value="571">
            <text:p>571</text:p>
          </table:table-cell>
          <table:table-cell office:value-type="float" office:value="965.25">
            <text:p>965.25</text:p>
          </table:table-cell>
          <table:table-cell office:value-type="float" office:value="552.5">
            <text:p>552.5</text:p>
          </table:table-cell>
          <table:table-cell office:value-type="float" office:value="0.0550467560011568">
            <text:p>0.055046756</text:p>
          </table:table-cell>
          <table:table-cell office:value-type="float" office:value="0.0554327226784586">
            <text:p>0.0554327227</text:p>
          </table:table-cell>
          <table:table-cell office:value-type="float" office:value="0.0213229902358072">
            <text:p>0.0213229902</text:p>
          </table:table-cell>
          <table:table-cell office:value-type="float" office:value="1.1986027308827">
            <text:p>1.1986027309</text:p>
          </table:table-cell>
          <table:table-cell office:value-type="float" office:value="1.20003719139196">
            <text:p>1.2000371914</text:p>
          </table:table-cell>
          <table:table-cell office:value-type="float" office:value="1.07552161885401">
            <text:p>1.0755216189</text:p>
          </table:table-cell>
          <table:table-cell office:value-type="float" office:value="12.9354500030491">
            <text:p>12.935450003</text:p>
          </table:table-cell>
          <table:table-cell office:value-type="float" office:value="12.8477535645213">
            <text:p>12.8477535645</text:p>
          </table:table-cell>
          <table:table-cell office:value-type="float" office:value="32.8523894447292">
            <text:p>32.852389444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307">
            <text:p>307</text:p>
          </table:table-cell>
          <table:table-cell office:value-type="float" office:value="10385">
            <text:p>10385</text:p>
          </table:table-cell>
          <table:table-cell office:value-type="float" office:value="18022">
            <text:p>18022</text:p>
          </table:table-cell>
          <table:table-cell office:value-type="float" office:value="27335">
            <text:p>27335</text:p>
          </table:table-cell>
          <table:table-cell office:value-type="float" office:value="531.75">
            <text:p>531.75</text:p>
          </table:table-cell>
          <table:table-cell office:value-type="float" office:value="979.25">
            <text:p>979.25</text:p>
          </table:table-cell>
          <table:table-cell office:value-type="float" office:value="529.5">
            <text:p>529.5</text:p>
          </table:table-cell>
          <table:table-cell office:value-type="float" office:value="0.0512036591237362">
            <text:p>0.0512036591</text:p>
          </table:table-cell>
          <table:table-cell office:value-type="float" office:value="0.0543363666629675">
            <text:p>0.0543363667</text:p>
          </table:table-cell>
          <table:table-cell office:value-type="float" office:value="0.0193707700749954">
            <text:p>0.0193707701</text:p>
          </table:table-cell>
          <table:table-cell office:value-type="float" office:value="1.18435156376009">
            <text:p>1.1843515638</text:p>
          </table:table-cell>
          <table:table-cell office:value-type="float" office:value="1.19596406717497">
            <text:p>1.1959640672</text:p>
          </table:table-cell>
          <table:table-cell office:value-type="float" office:value="1.06853313965975">
            <text:p>1.0685331397</text:p>
          </table:table-cell>
          <table:table-cell office:value-type="float" office:value="13.8807527158403">
            <text:p>13.8807527158</text:p>
          </table:table-cell>
          <table:table-cell office:value-type="float" office:value="13.1001153372641">
            <text:p>13.10011533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6">
            <text:p>306</text:p>
          </table:table-cell>
          <table:table-cell office:value-type="float" office:value="11025">
            <text:p>11025</text:p>
          </table:table-cell>
          <table:table-cell office:value-type="float" office:value="18482">
            <text:p>18482</text:p>
          </table:table-cell>
          <table:table-cell office:value-type="float" office:value="29081">
            <text:p>29081</text:p>
          </table:table-cell>
          <table:table-cell office:value-type="float" office:value="343.25">
            <text:p>343.25</text:p>
          </table:table-cell>
          <table:table-cell office:value-type="float" office:value="682">
            <text:p>682</text:p>
          </table:table-cell>
          <table:table-cell office:value-type="float" office:value="278">
            <text:p>278</text:p>
          </table:table-cell>
          <table:table-cell office:value-type="float" office:value="0.0311337868480726">
            <text:p>0.0311337868</text:p>
          </table:table-cell>
          <table:table-cell office:value-type="float" office:value="0.0369007683151174">
            <text:p>0.0369007683</text:p>
          </table:table-cell>
          <table:table-cell office:value-type="float" office:value="0.00955950620680169">
            <text:p>0.0095595062</text:p>
          </table:table-cell>
          <table:table-cell office:value-type="float" office:value="1.11086810682792">
            <text:p>1.1108681068</text:p>
          </table:table-cell>
          <table:table-cell office:value-type="float" office:value="1.13182155583931">
            <text:p>1.1318215558</text:p>
          </table:table-cell>
          <table:table-cell office:value-type="float" office:value="1.03363738467528">
            <text:p>1.0336373847</text:p>
          </table:table-cell>
          <table:table-cell office:value-type="float" office:value="22.6083064471603">
            <text:p>22.6083064472</text:p>
          </table:table-cell>
          <table:table-cell office:value-type="float" office:value="19.1285658733642">
            <text:p>19.12856587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table:number-columns-repeated="2" office:value-type="float" office:value="582">
            <text:p>582</text:p>
          </table:table-cell>
          <table:table-cell office:value-type="float" office:value="11742">
            <text:p>11742</text:p>
          </table:table-cell>
          <table:table-cell office:value-type="float" office:value="18050">
            <text:p>18050</text:p>
          </table:table-cell>
          <table:table-cell office:value-type="float" office:value="29479">
            <text:p>29479</text:p>
          </table:table-cell>
          <table:table-cell office:value-type="float" office:value="392">
            <text:p>392</text:p>
          </table:table-cell>
          <table:table-cell office:value-type="float" office:value="642.5">
            <text:p>642.5</text:p>
          </table:table-cell>
          <table:table-cell office:value-type="float" office:value="382.5">
            <text:p>382.5</text:p>
          </table:table-cell>
          <table:table-cell office:value-type="float" office:value="0.0333844319536706">
            <text:p>0.033384432</text:p>
          </table:table-cell>
          <table:table-cell office:value-type="float" office:value="0.035595567867036">
            <text:p>0.0355955679</text:p>
          </table:table-cell>
          <table:table-cell office:value-type="float" office:value="0.0129753383764714">
            <text:p>0.0129753384</text:p>
          </table:table-cell>
          <table:table-cell office:value-type="float" office:value="1.11902997161971">
            <text:p>1.1190299716</text:p>
          </table:table-cell>
          <table:table-cell office:value-type="float" office:value="1.12706789466011">
            <text:p>1.1270678947</text:p>
          </table:table-cell>
          <table:table-cell office:value-type="float" office:value="1.04574366875338">
            <text:p>1.0457436688</text:p>
          </table:table-cell>
          <table:table-cell office:value-type="float" office:value="21.1072639835824">
            <text:p>21.1072639836</text:p>
          </table:table-cell>
          <table:table-cell office:value-type="float" office:value="19.8174040521592">
            <text:p>19.8174040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566">
            <text:p>566</text:p>
          </table:table-cell>
          <table:table-cell office:value-type="float" office:value="13310">
            <text:p>13310</text:p>
          </table:table-cell>
          <table:table-cell office:value-type="float" office:value="18203">
            <text:p>18203</text:p>
          </table:table-cell>
          <table:table-cell office:value-type="float" office:value="30438">
            <text:p>30438</text:p>
          </table:table-cell>
          <table:table-cell office:value-type="float" office:value="456.625">
            <text:p>456.625</text:p>
          </table:table-cell>
          <table:table-cell office:value-type="float" office:value="417.75">
            <text:p>417.75</text:p>
          </table:table-cell>
          <table:table-cell office:value-type="float" office:value="669.375">
            <text:p>669.375</text:p>
          </table:table-cell>
          <table:table-cell office:value-type="float" office:value="0.0343069120961683">
            <text:p>0.0343069121</text:p>
          </table:table-cell>
          <table:table-cell office:value-type="float" office:value="0.0229495138164039">
            <text:p>0.0229495138</text:p>
          </table:table-cell>
          <table:table-cell office:value-type="float" office:value="0.021991425192194">
            <text:p>0.0219914252</text:p>
          </table:table-cell>
          <table:table-cell office:value-type="float" office:value="1.12238104220303">
            <text:p>1.1223810422</text:p>
          </table:table-cell>
          <table:table-cell office:value-type="float" office:value="1.08135559151886">
            <text:p>1.0813555915</text:p>
          </table:table-cell>
          <table:table-cell office:value-type="float" office:value="1.07791788882537">
            <text:p>1.0779178888</text:p>
          </table:table-cell>
          <table:table-cell office:value-type="float" office:value="20.5489262801557">
            <text:p>20.5489262802</text:p>
          </table:table-cell>
          <table:table-cell office:value-type="float" office:value="30.5483943329641">
            <text:p>30.548394333</text:p>
          </table:table-cell>
          <table:table-cell office:value-type="float" office:value="31.8642920787146">
            <text:p>31.864292078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600">
            <text:p>600</text:p>
          </table:table-cell>
          <table:table-cell office:value-type="float" office:value="14480">
            <text:p>14480</text:p>
          </table:table-cell>
          <table:table-cell office:value-type="float" office:value="19288">
            <text:p>19288</text:p>
          </table:table-cell>
          <table:table-cell office:value-type="float" office:value="31588">
            <text:p>31588</text:p>
          </table:table-cell>
          <table:table-cell office:value-type="float" office:value="532.875">
            <text:p>532.875</text:p>
          </table:table-cell>
          <table:table-cell office:value-type="float" office:value="449.75">
            <text:p>449.75</text:p>
          </table:table-cell>
          <table:table-cell office:value-type="float" office:value="745">
            <text:p>745</text:p>
          </table:table-cell>
          <table:table-cell office:value-type="float" office:value="0.0368007596685083">
            <text:p>0.0368007597</text:p>
          </table:table-cell>
          <table:table-cell office:value-type="float" office:value="0.0233176068021568">
            <text:p>0.0233176068</text:p>
          </table:table-cell>
          <table:table-cell office:value-type="float" office:value="0.0235849056603774">
            <text:p>0.0235849057</text:p>
          </table:table-cell>
          <table:table-cell office:value-type="float" office:value="1.13145707882765">
            <text:p>1.1314570788</text:p>
          </table:table-cell>
          <table:table-cell office:value-type="float" office:value="1.08267729695003">
            <text:p>1.082677297</text:p>
          </table:table-cell>
          <table:table-cell office:value-type="float" office:value="1.08363741545034">
            <text:p>1.0836374155</text:p>
          </table:table-cell>
          <table:table-cell office:value-type="float" office:value="19.1796185143116">
            <text:p>19.1796185143</text:p>
          </table:table-cell>
          <table:table-cell office:value-type="float" office:value="30.0715853082896">
            <text:p>30.0715853083</text:p>
          </table:table-cell>
          <table:table-cell office:value-type="float" office:value="29.7346675575003">
            <text:p>29.734667557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14230">
            <text:p>14230</text:p>
          </table:table-cell>
          <table:table-cell office:value-type="float" office:value="20094">
            <text:p>20094</text:p>
          </table:table-cell>
          <table:table-cell office:value-type="float" office:value="29208">
            <text:p>29208</text:p>
          </table:table-cell>
          <table:table-cell office:value-type="float" office:value="536.375">
            <text:p>536.375</text:p>
          </table:table-cell>
          <table:table-cell office:value-type="float" office:value="309.125">
            <text:p>309.125</text:p>
          </table:table-cell>
          <table:table-cell office:value-type="float" office:value="742.5">
            <text:p>742.5</text:p>
          </table:table-cell>
          <table:table-cell office:value-type="float" office:value="0.0376932536893886">
            <text:p>0.0376932537</text:p>
          </table:table-cell>
          <table:table-cell office:value-type="float" office:value="0.0153839454563551">
            <text:p>0.0153839455</text:p>
          </table:table-cell>
          <table:table-cell office:value-type="float" office:value="0.0254211175020542">
            <text:p>0.0254211175</text:p>
          </table:table-cell>
          <table:table-cell office:value-type="float" office:value="1.1347111194053">
            <text:p>1.1347111194</text:p>
          </table:table-cell>
          <table:table-cell office:value-type="float" office:value="1.05430767402174">
            <text:p>1.054307674</text:p>
          </table:table-cell>
          <table:table-cell office:value-type="float" office:value="1.09024052835869">
            <text:p>1.0902405284</text:p>
          </table:table-cell>
          <table:table-cell office:value-type="float" office:value="18.7335939694538">
            <text:p>18.7335939695</text:p>
          </table:table-cell>
          <table:table-cell office:value-type="float" office:value="0">
            <text:p>0</text:p>
          </table:table-cell>
          <table:table-cell office:value-type="float" office:value="27.6117132744279">
            <text:p>27.611713274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13816">
            <text:p>13816</text:p>
          </table:table-cell>
          <table:table-cell office:value-type="float" office:value="20450">
            <text:p>20450</text:p>
          </table:table-cell>
          <table:table-cell office:value-type="float" office:value="28614">
            <text:p>28614</text:p>
          </table:table-cell>
          <table:table-cell office:value-type="float" office:value="510.125">
            <text:p>510.125</text:p>
          </table:table-cell>
          <table:table-cell office:value-type="float" office:value="268.75">
            <text:p>268.75</text:p>
          </table:table-cell>
          <table:table-cell office:value-type="float" office:value="353.875">
            <text:p>353.875</text:p>
          </table:table-cell>
          <table:table-cell office:value-type="float" office:value="0.0369227707006369">
            <text:p>0.0369227707</text:p>
          </table:table-cell>
          <table:table-cell office:value-type="float" office:value="0.0131418092909535">
            <text:p>0.0131418093</text:p>
          </table:table-cell>
          <table:table-cell office:value-type="float" office:value="0.012367197875166">
            <text:p>0.0123671979</text:p>
          </table:table-cell>
          <table:table-cell office:value-type="float" office:value="1.1319017478048">
            <text:p>1.1319017478</text:p>
          </table:table-cell>
          <table:table-cell office:value-type="float" office:value="1.04633483853516">
            <text:p>1.0463348385</text:p>
          </table:table-cell>
          <table:table-cell office:value-type="float" office:value="1.04358496982632">
            <text:p>1.0435849698</text:p>
          </table:table-cell>
          <table:table-cell office:value-type="float" office:value="19.117371157174">
            <text:p>19.11737115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14026">
            <text:p>14026</text:p>
          </table:table-cell>
          <table:table-cell office:value-type="float" office:value="22135">
            <text:p>22135</text:p>
          </table:table-cell>
          <table:table-cell office:value-type="float" office:value="31068">
            <text:p>31068</text:p>
          </table:table-cell>
          <table:table-cell office:value-type="float" office:value="454.375">
            <text:p>454.375</text:p>
          </table:table-cell>
          <table:table-cell office:value-type="float" office:value="894.625">
            <text:p>894.625</text:p>
          </table:table-cell>
          <table:table-cell office:value-type="float" office:value="1279.125">
            <text:p>1279.125</text:p>
          </table:table-cell>
          <table:table-cell office:value-type="float" office:value="0.0323951946385284">
            <text:p>0.0323951946</text:p>
          </table:table-cell>
          <table:table-cell office:value-type="float" office:value="0.0404167607860854">
            <text:p>0.0404167608</text:p>
          </table:table-cell>
          <table:table-cell office:value-type="float" office:value="0.0411717844727694">
            <text:p>0.0411717845</text:p>
          </table:table-cell>
          <table:table-cell office:value-type="float" office:value="1.11544010056076">
            <text:p>1.1154401006</text:p>
          </table:table-cell>
          <table:table-cell office:value-type="float" office:value="1.14466035127408">
            <text:p>1.1446603513</text:p>
          </table:table-cell>
          <table:table-cell office:value-type="float" office:value="1.14742367269457">
            <text:p>1.1474236727</text:p>
          </table:table-cell>
          <table:table-cell office:value-type="float" office:value="21.7413369786563">
            <text:p>21.7413369787</text:p>
          </table:table-cell>
          <table:table-cell office:value-type="float" office:value="17.4942784261793">
            <text:p>17.4942784262</text:p>
          </table:table-cell>
          <table:table-cell office:value-type="float" office:value="17.1797334903975">
            <text:p>17.1797334904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651">
            <text:p>651</text:p>
          </table:table-cell>
          <table:table-cell office:value-type="float" office:value="14772">
            <text:p>14772</text:p>
          </table:table-cell>
          <table:table-cell office:value-type="float" office:value="22334">
            <text:p>22334</text:p>
          </table:table-cell>
          <table:table-cell office:value-type="float" office:value="33063">
            <text:p>33063</text:p>
          </table:table-cell>
          <table:table-cell office:value-type="float" office:value="301.375">
            <text:p>301.375</text:p>
          </table:table-cell>
          <table:table-cell office:value-type="float" office:value="516.875">
            <text:p>516.875</text:p>
          </table:table-cell>
          <table:table-cell office:value-type="float" office:value="1133">
            <text:p>1133</text:p>
          </table:table-cell>
          <table:table-cell office:value-type="float" office:value="0.0204017736257785">
            <text:p>0.0204017736</text:p>
          </table:table-cell>
          <table:table-cell office:value-type="float" office:value="0.0231429658816155">
            <text:p>0.0231429659</text:p>
          </table:table-cell>
          <table:table-cell office:value-type="float" office:value="0.0342679127725857">
            <text:p>0.0342679128</text:p>
          </table:table-cell>
          <table:table-cell office:value-type="float" office:value="1.0722220231297">
            <text:p>1.0722220231</text:p>
          </table:table-cell>
          <table:table-cell office:value-type="float" office:value="1.08205015045046">
            <text:p>1.0820501505</text:p>
          </table:table-cell>
          <table:table-cell office:value-type="float" office:value="1.1222393028018">
            <text:p>1.1222393028</text:p>
          </table:table-cell>
          <table:table-cell office:value-type="float" office:value="34.3202561181158">
            <text:p>34.3202561181</text:p>
          </table:table-cell>
          <table:table-cell office:value-type="float" office:value="30.2959154181634">
            <text:p>30.2959154182</text:p>
          </table:table-cell>
          <table:table-cell office:value-type="float" office:value="20.5719223905937">
            <text:p>20.571922390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417">
            <text:p>417</text:p>
          </table:table-cell>
          <table:table-cell office:value-type="float" office:value="15395">
            <text:p>15395</text:p>
          </table:table-cell>
          <table:table-cell office:value-type="float" office:value="20983">
            <text:p>20983</text:p>
          </table:table-cell>
          <table:table-cell office:value-type="float" office:value="35004">
            <text:p>35004</text:p>
          </table:table-cell>
          <table:table-cell office:value-type="float" office:value="208.25">
            <text:p>208.25</text:p>
          </table:table-cell>
          <table:table-cell office:value-type="float" office:value="616.5">
            <text:p>616.5</text:p>
          </table:table-cell>
          <table:table-cell office:value-type="float" office:value="1709.25">
            <text:p>1709.25</text:p>
          </table:table-cell>
          <table:table-cell office:value-type="float" office:value="0.0135271191945437">
            <text:p>0.0135271192</text:p>
          </table:table-cell>
          <table:table-cell office:value-type="float" office:value="0.0293809274174332">
            <text:p>0.0293809274</text:p>
          </table:table-cell>
          <table:table-cell office:value-type="float" office:value="0.0488301336990058">
            <text:p>0.0488301337</text:p>
          </table:table-cell>
          <table:table-cell office:value-type="float" office:value="1.04770356377016">
            <text:p>1.0477035638</text:p>
          </table:table-cell>
          <table:table-cell office:value-type="float" office:value="1.104525194197">
            <text:p>1.1045251942</text:p>
          </table:table-cell>
          <table:table-cell office:value-type="float" office:value="1.17557885658236">
            <text:p>1.1755788566</text:p>
          </table:table-cell>
          <table:table-cell office:value-type="float" office:value="0">
            <text:p>0</text:p>
          </table:table-cell>
          <table:table-cell office:value-type="float" office:value="23.9366402764641">
            <text:p>23.9366402765</text:p>
          </table:table-cell>
          <table:table-cell office:value-type="float" office:value="14.5388901552482">
            <text:p>14.538890155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15765">
            <text:p>15765</text:p>
          </table:table-cell>
          <table:table-cell office:value-type="float" office:value="22712">
            <text:p>22712</text:p>
          </table:table-cell>
          <table:table-cell office:value-type="float" office:value="38874">
            <text:p>38874</text:p>
          </table:table-cell>
          <table:table-cell office:value-type="float" office:value="158">
            <text:p>158</text:p>
          </table:table-cell>
          <table:table-cell office:value-type="float" office:value="1225">
            <text:p>1225</text:p>
          </table:table-cell>
          <table:table-cell office:value-type="float" office:value="2025">
            <text:p>2025</text:p>
          </table:table-cell>
          <table:table-cell office:value-type="float" office:value="0.0100222010783381">
            <text:p>0.0100222011</text:p>
          </table:table-cell>
          <table:table-cell office:value-type="float" office:value="0.0539362451567453">
            <text:p>0.0539362452</text:p>
          </table:table-cell>
          <table:table-cell office:value-type="float" office:value="0.052091372125328">
            <text:p>0.0520913721</text:p>
          </table:table-cell>
          <table:table-cell office:value-type="float" office:value="1.03527457502251">
            <text:p>1.035274575</text:p>
          </table:table-cell>
          <table:table-cell office:value-type="float" office:value="1.19447873039016">
            <text:p>1.1944787304</text:p>
          </table:table-cell>
          <table:table-cell office:value-type="float" office:value="1.18763828409645">
            <text:p>1.1876382841</text:p>
          </table:table-cell>
          <table:table-cell office:value-type="float" office:value="0">
            <text:p>0</text:p>
          </table:table-cell>
          <table:table-cell office:value-type="float" office:value="13.1947710096429">
            <text:p>13.1947710096</text:p>
          </table:table-cell>
          <table:table-cell office:value-type="float" office:value="13.6500126477919">
            <text:p>13.650012647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16945">
            <text:p>16945</text:p>
          </table:table-cell>
          <table:table-cell office:value-type="float" office:value="23902">
            <text:p>23902</text:p>
          </table:table-cell>
          <table:table-cell office:value-type="float" office:value="40674">
            <text:p>40674</text:p>
          </table:table-cell>
          <table:table-cell office:value-type="float" office:value="332.75">
            <text:p>332.75</text:p>
          </table:table-cell>
          <table:table-cell office:value-type="float" office:value="1105.625">
            <text:p>1105.625</text:p>
          </table:table-cell>
          <table:table-cell office:value-type="float" office:value="1881.375">
            <text:p>1881.375</text:p>
          </table:table-cell>
          <table:table-cell office:value-type="float" office:value="0.0196370610799646">
            <text:p>0.0196370611</text:p>
          </table:table-cell>
          <table:table-cell office:value-type="float" office:value="0.0462565894067442">
            <text:p>0.0462565894</text:p>
          </table:table-cell>
          <table:table-cell office:value-type="float" office:value="0.0462549786104145">
            <text:p>0.0462549786</text:p>
          </table:table-cell>
          <table:table-cell office:value-type="float" office:value="1.06948551754888">
            <text:p>1.0694855175</text:p>
          </table:table-cell>
          <table:table-cell office:value-type="float" office:value="1.16609182016815">
            <text:p>1.1660918202</text:p>
          </table:table-cell>
          <table:table-cell office:value-type="float" office:value="1.1660858903071">
            <text:p>1.1660858903</text:p>
          </table:table-cell>
          <table:table-cell office:value-type="float" office:value="0">
            <text:p>0</text:p>
          </table:table-cell>
          <table:table-cell office:value-type="float" office:value="15.3287928706016">
            <text:p>15.3287928706</text:p>
          </table:table-cell>
          <table:table-cell office:value-type="float" office:value="15.329314795478">
            <text:p>15.329314795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6835">
            <text:p>16835</text:p>
          </table:table-cell>
          <table:table-cell office:value-type="float" office:value="23728">
            <text:p>23728</text:p>
          </table:table-cell>
          <table:table-cell office:value-type="float" office:value="40652">
            <text:p>40652</text:p>
          </table:table-cell>
          <table:table-cell office:value-type="float" office:value="373.5">
            <text:p>373.5</text:p>
          </table:table-cell>
          <table:table-cell office:value-type="float" office:value="879.625">
            <text:p>879.625</text:p>
          </table:table-cell>
          <table:table-cell office:value-type="float" office:value="2095.75">
            <text:p>2095.75</text:p>
          </table:table-cell>
          <table:table-cell office:value-type="float" office:value="0.0221859221859222">
            <text:p>0.0221859222</text:p>
          </table:table-cell>
          <table:table-cell office:value-type="float" office:value="0.0370711817262306">
            <text:p>0.0370711817</text:p>
          </table:table-cell>
          <table:table-cell office:value-type="float" office:value="0.0515534291055791">
            <text:p>0.0515534291</text:p>
          </table:table-cell>
          <table:table-cell office:value-type="float" office:value="1.07861546933148">
            <text:p>1.0786154693</text:p>
          </table:table-cell>
          <table:table-cell office:value-type="float" office:value="1.13244271017038">
            <text:p>1.1324427102</text:p>
          </table:table-cell>
          <table:table-cell office:value-type="float" office:value="1.18564620373251">
            <text:p>1.1856462037</text:p>
          </table:table-cell>
          <table:table-cell office:value-type="float" office:value="31.5879641584137">
            <text:p>31.5879641584</text:p>
          </table:table-cell>
          <table:table-cell office:value-type="float" office:value="19.0422073658608">
            <text:p>19.0422073659</text:p>
          </table:table-cell>
          <table:table-cell office:value-type="float" office:value="13.7888897875447">
            <text:p>13.788889787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5198">
            <text:p>25198</text:p>
          </table:table-cell>
          <table:table-cell office:value-type="float" office:value="42907">
            <text:p>42907</text:p>
          </table:table-cell>
          <table:table-cell office:value-type="float" office:value="401.375">
            <text:p>401.375</text:p>
          </table:table-cell>
          <table:table-cell office:value-type="float" office:value="1185.375">
            <text:p>1185.375</text:p>
          </table:table-cell>
          <table:table-cell office:value-type="float" office:value="2191.125">
            <text:p>2191.125</text:p>
          </table:table-cell>
          <table:table-cell office:value-type="float" office:value="0.0252500629089079">
            <text:p>0.0252500629</text:p>
          </table:table-cell>
          <table:table-cell office:value-type="float" office:value="0.0470424240019049">
            <text:p>0.047042424</text:p>
          </table:table-cell>
          <table:table-cell office:value-type="float" office:value="0.0510668422401939">
            <text:p>0.0510668422</text:p>
          </table:table-cell>
          <table:table-cell office:value-type="float" office:value="1.08962484890791">
            <text:p>1.0896248489</text:p>
          </table:table-cell>
          <table:table-cell office:value-type="float" office:value="1.16898594373238">
            <text:p>1.1689859437</text:p>
          </table:table-cell>
          <table:table-cell office:value-type="float" office:value="1.18384527969839">
            <text:p>1.1838452797</text:p>
          </table:table-cell>
          <table:table-cell office:value-type="float" office:value="27.7964383079818">
            <text:p>27.796438308</text:p>
          </table:table-cell>
          <table:table-cell office:value-type="float" office:value="15.0784308007365">
            <text:p>15.0784308007</text:p>
          </table:table-cell>
          <table:table-cell office:value-type="float" office:value="13.9170283624318">
            <text:p>13.917028362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6666">
            <text:p>26666</text:p>
          </table:table-cell>
          <table:table-cell office:value-type="float" office:value="44725">
            <text:p>44725</text:p>
          </table:table-cell>
          <table:table-cell office:value-type="float" office:value="569.25">
            <text:p>569.25</text:p>
          </table:table-cell>
          <table:table-cell office:value-type="float" office:value="986.25">
            <text:p>986.25</text:p>
          </table:table-cell>
          <table:table-cell office:value-type="float" office:value="1549.5">
            <text:p>1549.5</text:p>
          </table:table-cell>
          <table:table-cell office:value-type="float" office:value="0.037305852283898">
            <text:p>0.0373058523</text:p>
          </table:table-cell>
          <table:table-cell office:value-type="float" office:value="0.0369852996324908">
            <text:p>0.0369852996</text:p>
          </table:table-cell>
          <table:table-cell office:value-type="float" office:value="0.0346450531022918">
            <text:p>0.0346450531</text:p>
          </table:table-cell>
          <table:table-cell office:value-type="float" office:value="1.13329826715831">
            <text:p>1.1332982672</text:p>
          </table:table-cell>
          <table:table-cell office:value-type="float" office:value="1.13212965699597">
            <text:p>1.132129657</text:p>
          </table:table-cell>
          <table:table-cell office:value-type="float" office:value="1.12361023407876">
            <text:p>1.1236102341</text:p>
          </table:table-cell>
          <table:table-cell office:value-type="float" office:value="18.9245771427522">
            <text:p>18.9245771428</text:p>
          </table:table-cell>
          <table:table-cell office:value-type="float" office:value="19.0856294192192">
            <text:p>19.0856294192</text:p>
          </table:table-cell>
          <table:table-cell office:value-type="float" office:value="20.3517103382378">
            <text:p>20.351710338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82">
            <text:p>682</text:p>
          </table:table-cell>
          <table:table-cell office:value-type="float" office:value="16655">
            <text:p>16655</text:p>
          </table:table-cell>
          <table:table-cell office:value-type="float" office:value="28339">
            <text:p>28339</text:p>
          </table:table-cell>
          <table:table-cell office:value-type="float" office:value="46199">
            <text:p>46199</text:p>
          </table:table-cell>
          <table:table-cell office:value-type="float" office:value="633.5">
            <text:p>633.5</text:p>
          </table:table-cell>
          <table:table-cell office:value-type="float" office:value="1026.625">
            <text:p>1026.625</text:p>
          </table:table-cell>
          <table:table-cell office:value-type="float" office:value="1043.375">
            <text:p>1043.375</text:p>
          </table:table-cell>
          <table:table-cell office:value-type="float" office:value="0.0380366256379466">
            <text:p>0.0380366256</text:p>
          </table:table-cell>
          <table:table-cell office:value-type="float" office:value="0.036226578213769">
            <text:p>0.0362265782</text:p>
          </table:table-cell>
          <table:table-cell office:value-type="float" office:value="0.0225843632979069">
            <text:p>0.0225843633</text:p>
          </table:table-cell>
          <table:table-cell office:value-type="float" office:value="1.13596388811706">
            <text:p>1.1359638881</text:p>
          </table:table-cell>
          <table:table-cell office:value-type="float" office:value="1.12936525908759">
            <text:p>1.1293652591</text:p>
          </table:table-cell>
          <table:table-cell office:value-type="float" office:value="1.08004497633519">
            <text:p>1.0800449763</text:p>
          </table:table-cell>
          <table:table-cell office:value-type="float" office:value="18.5675685243552">
            <text:p>18.5675685244</text:p>
          </table:table-cell>
          <table:table-cell office:value-type="float" office:value="19.4781822579249">
            <text:p>19.4781822579</text:p>
          </table:table-cell>
          <table:table-cell office:value-type="float" office:value="31.0367479192455">
            <text:p>31.036747919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87">
            <text:p>687</text:p>
          </table:table-cell>
          <table:table-cell office:value-type="float" office:value="17665">
            <text:p>17665</text:p>
          </table:table-cell>
          <table:table-cell office:value-type="float" office:value="29371">
            <text:p>29371</text:p>
          </table:table-cell>
          <table:table-cell office:value-type="float" office:value="49829">
            <text:p>49829</text:p>
          </table:table-cell>
          <table:table-cell office:value-type="float" office:value="610.875">
            <text:p>610.875</text:p>
          </table:table-cell>
          <table:table-cell office:value-type="float" office:value="1442.75">
            <text:p>1442.75</text:p>
          </table:table-cell>
          <table:table-cell office:value-type="float" office:value="1093.125">
            <text:p>1093.125</text:p>
          </table:table-cell>
          <table:table-cell office:value-type="float" office:value="0.0345810925559015">
            <text:p>0.0345810926</text:p>
          </table:table-cell>
          <table:table-cell office:value-type="float" office:value="0.0491215825133635">
            <text:p>0.0491215825</text:p>
          </table:table-cell>
          <table:table-cell office:value-type="float" office:value="0.0219375263400831">
            <text:p>0.0219375263</text:p>
          </table:table-cell>
          <table:table-cell office:value-type="float" office:value="1.12337769379188">
            <text:p>1.1233776938</text:p>
          </table:table-cell>
          <table:table-cell office:value-type="float" office:value="1.17665488133926">
            <text:p>1.1766548813</text:p>
          </table:table-cell>
          <table:table-cell office:value-type="float" office:value="1.07772460211166">
            <text:p>1.0777246021</text:p>
          </table:table-cell>
          <table:table-cell office:value-type="float" office:value="20.3887186768333">
            <text:p>20.3887186768</text:p>
          </table:table-cell>
          <table:table-cell office:value-type="float" office:value="14.4546517320106">
            <text:p>14.454651732</text:p>
          </table:table-cell>
          <table:table-cell office:value-type="float" office:value="31.9417348757842">
            <text:p>31.941734875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30831">
            <text:p>30831</text:p>
          </table:table-cell>
          <table:table-cell office:value-type="float" office:value="52269">
            <text:p>52269</text:p>
          </table:table-cell>
          <table:table-cell office:value-type="float" office:value="816.625">
            <text:p>816.625</text:p>
          </table:table-cell>
          <table:table-cell office:value-type="float" office:value="555.25">
            <text:p>555.25</text:p>
          </table:table-cell>
          <table:table-cell office:value-type="float" office:value="935">
            <text:p>935</text:p>
          </table:table-cell>
          <table:table-cell office:value-type="float" office:value="0.0437563628569898">
            <text:p>0.0437563629</text:p>
          </table:table-cell>
          <table:table-cell office:value-type="float" office:value="0.0180094709869936">
            <text:p>0.018009471</text:p>
          </table:table-cell>
          <table:table-cell office:value-type="float" office:value="0.0178882320304578">
            <text:p>0.017888232</text:p>
          </table:table-cell>
          <table:table-cell office:value-type="float" office:value="1.15689992380879">
            <text:p>1.1568999238</text:p>
          </table:table-cell>
          <table:table-cell office:value-type="float" office:value="1.06366885690313">
            <text:p>1.0636688569</text:p>
          </table:table-cell>
          <table:table-cell office:value-type="float" office:value="1.06323599024315">
            <text:p>1.0632359902</text:p>
          </table:table-cell>
          <table:table-cell office:value-type="float" office:value="16.1851601888029">
            <text:p>16.18516018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20377">
            <text:p>20377</text:p>
          </table:table-cell>
          <table:table-cell office:value-type="float" office:value="31444">
            <text:p>31444</text:p>
          </table:table-cell>
          <table:table-cell office:value-type="float" office:value="51270">
            <text:p>51270</text:p>
          </table:table-cell>
          <table:table-cell office:value-type="float" office:value="1015.875">
            <text:p>1015.875</text:p>
          </table:table-cell>
          <table:table-cell office:value-type="float" office:value="1009.75">
            <text:p>1009.75</text:p>
          </table:table-cell>
          <table:table-cell office:value-type="float" office:value="702.875">
            <text:p>702.875</text:p>
          </table:table-cell>
          <table:table-cell office:value-type="float" office:value="0.0498540020611474">
            <text:p>0.0498540021</text:p>
          </table:table-cell>
          <table:table-cell office:value-type="float" office:value="0.0321126447016919">
            <text:p>0.0321126447</text:p>
          </table:table-cell>
          <table:table-cell office:value-type="float" office:value="0.0137092841817827">
            <text:p>0.0137092842</text:p>
          </table:table-cell>
          <table:table-cell office:value-type="float" office:value="1.17936043339618">
            <text:p>1.1793604334</text:p>
          </table:table-cell>
          <table:table-cell office:value-type="float" office:value="1.11441545147741">
            <text:p>1.1144154515</text:p>
          </table:table-cell>
          <table:table-cell office:value-type="float" office:value="1.04835086580288">
            <text:p>1.0483508658</text:p>
          </table:table-cell>
          <table:table-cell office:value-type="float" office:value="14.2473048817691">
            <text:p>14.2473048818</text:p>
          </table:table-cell>
          <table:table-cell office:value-type="float" office:value="21.9296153693341">
            <text:p>21.92961536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22000">
            <text:p>22000</text:p>
          </table:table-cell>
          <table:table-cell office:value-type="float" office:value="32553">
            <text:p>32553</text:p>
          </table:table-cell>
          <table:table-cell office:value-type="float" office:value="49018">
            <text:p>49018</text:p>
          </table:table-cell>
          <table:table-cell office:value-type="float" office:value="943">
            <text:p>943</text:p>
          </table:table-cell>
          <table:table-cell office:value-type="float" office:value="641.75">
            <text:p>641.75</text:p>
          </table:table-cell>
          <table:table-cell office:value-type="float" office:value="858.75">
            <text:p>858.75</text:p>
          </table:table-cell>
          <table:table-cell office:value-type="float" office:value="0.0428636363636364">
            <text:p>0.0428636364</text:p>
          </table:table-cell>
          <table:table-cell office:value-type="float" office:value="0.0197140048536233">
            <text:p>0.0197140049</text:p>
          </table:table-cell>
          <table:table-cell office:value-type="float" office:value="0.0175190746256477">
            <text:p>0.0175190746</text:p>
          </table:table-cell>
          <table:table-cell office:value-type="float" office:value="1.15362381826446">
            <text:p>1.1536238183</text:p>
          </table:table-cell>
          <table:table-cell office:value-type="float" office:value="1.06976075528292">
            <text:p>1.0697607553</text:p>
          </table:table-cell>
          <table:table-cell office:value-type="float" office:value="1.06191832042222">
            <text:p>1.0619183204</text:p>
          </table:table-cell>
          <table:table-cell office:value-type="float" office:value="16.515133418561">
            <text:p>16.51513341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735">
            <text:p>735</text:p>
          </table:table-cell>
          <table:table-cell office:value-type="float" office:value="21505">
            <text:p>21505</text:p>
          </table:table-cell>
          <table:table-cell office:value-type="float" office:value="34560">
            <text:p>34560</text:p>
          </table:table-cell>
          <table:table-cell office:value-type="float" office:value="49397">
            <text:p>49397</text:p>
          </table:table-cell>
          <table:table-cell office:value-type="float" office:value="966.75">
            <text:p>966.75</text:p>
          </table:table-cell>
          <table:table-cell office:value-type="float" office:value="-77.5">
            <text:p>-77.5</text:p>
          </table:table-cell>
          <table:table-cell office:value-type="float" office:value="-23.625">
            <text:p>-23.625</text:p>
          </table:table-cell>
          <table:table-cell office:value-type="float" office:value="0.0449546617065799">
            <text:p>0.0449546617</text:p>
          </table:table-cell>
          <table:table-cell office:value-type="float" office:value="-0.00224247685185185">
            <text:p>-0.0022424769</text:p>
          </table:table-cell>
          <table:table-cell office:value-type="float" office:value="-0.000478267911006741">
            <text:p>-0.0004782679</text:p>
          </table:table-cell>
          <table:table-cell office:value-type="float" office:value="1.16130232232697">
            <text:p>1.1613023223</text:p>
          </table:table-cell>
          <table:table-cell office:value-type="float" office:value="0.992161187275283">
            <text:p>0.9921611873</text:p>
          </table:table-cell>
          <table:table-cell office:value-type="float" office:value="0.998326510642258">
            <text:p>0.9983265106</text:p>
          </table:table-cell>
          <table:table-cell office:value-type="float" office:value="15.7628390606623">
            <text:p>15.76283906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819">
            <text:p>819</text:p>
          </table:table-cell>
          <table:table-cell office:value-type="float" office:value="22429">
            <text:p>22429</text:p>
          </table:table-cell>
          <table:table-cell office:value-type="float" office:value="36025">
            <text:p>36025</text:p>
          </table:table-cell>
          <table:table-cell office:value-type="float" office:value="50886">
            <text:p>50886</text:p>
          </table:table-cell>
          <table:table-cell office:value-type="float" office:value="1043.75">
            <text:p>1043.75</text:p>
          </table:table-cell>
          <table:table-cell office:value-type="float" office:value="-814">
            <text:p>-814</text:p>
          </table:table-cell>
          <table:table-cell office:value-type="float" office:value="927.875">
            <text:p>927.875</text:p>
          </table:table-cell>
          <table:table-cell office:value-type="float" office:value="0.0465357349859557">
            <text:p>0.046535735</text:p>
          </table:table-cell>
          <table:table-cell office:value-type="float" office:value="-0.0225954198473282">
            <text:p>-0.0225954198</text:p>
          </table:table-cell>
          <table:table-cell office:value-type="float" office:value="0.0182343866682388">
            <text:p>0.0182343867</text:p>
          </table:table-cell>
          <table:table-cell office:value-type="float" office:value="1.16711959872698">
            <text:p>1.1671195987</text:p>
          </table:table-cell>
          <table:table-cell office:value-type="float" office:value="0.921916714410582">
            <text:p>0.9219167144</text:p>
          </table:table-cell>
          <table:table-cell office:value-type="float" office:value="1.06447203933888">
            <text:p>1.0644720393</text:p>
          </table:table-cell>
          <table:table-cell office:value-type="float" office:value="15.2388906402628">
            <text:p>15.2388906403</text:p>
          </table:table-cell>
          <table:table-cell office:value-type="float" office:value="-30.328552453955">
            <text:p>-30.3285524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0">
            <text:p>470</text:p>
          </table:table-cell>
          <table:table-cell office:value-type="float" office:value="855">
            <text:p>855</text:p>
          </table:table-cell>
          <table:table-cell office:value-type="float" office:value="23386">
            <text:p>23386</text:p>
          </table:table-cell>
          <table:table-cell office:value-type="float" office:value="35464">
            <text:p>35464</text:p>
          </table:table-cell>
          <table:table-cell office:value-type="float" office:value="50348">
            <text:p>50348</text:p>
          </table:table-cell>
          <table:table-cell office:value-type="float" office:value="833.5">
            <text:p>833.5</text:p>
          </table:table-cell>
          <table:table-cell office:value-type="float" office:value="478.75">
            <text:p>478.75</text:p>
          </table:table-cell>
          <table:table-cell office:value-type="float" office:value="-976">
            <text:p>-976</text:p>
          </table:table-cell>
          <table:table-cell office:value-type="float" office:value="0.0356409817839733">
            <text:p>0.0356409818</text:p>
          </table:table-cell>
          <table:table-cell office:value-type="float" office:value="0.0134996052334762">
            <text:p>0.0134996052</text:p>
          </table:table-cell>
          <table:table-cell office:value-type="float" office:value="-0.0193850798442838">
            <text:p>-0.0193850798</text:p>
          </table:table-cell>
          <table:table-cell office:value-type="float" office:value="1.12723318422566">
            <text:p>1.1272331842</text:p>
          </table:table-cell>
          <table:table-cell office:value-type="float" office:value="1.04760580742643">
            <text:p>1.0476058074</text:p>
          </table:table-cell>
          <table:table-cell office:value-type="float" office:value="0.932888751933323">
            <text:p>0.9328887519</text:p>
          </table:table-cell>
          <table:table-cell office:value-type="float" office:value="19.7925891156703">
            <text:p>19.79258911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4232">
            <text:p>24232</text:p>
          </table:table-cell>
          <table:table-cell office:value-type="float" office:value="34360">
            <text:p>34360</text:p>
          </table:table-cell>
          <table:table-cell office:value-type="float" office:value="53069">
            <text:p>53069</text:p>
          </table:table-cell>
          <table:table-cell office:value-type="float" office:value="448.75">
            <text:p>448.75</text:p>
          </table:table-cell>
          <table:table-cell office:value-type="float" office:value="534.75">
            <text:p>534.75</text:p>
          </table:table-cell>
          <table:table-cell office:value-type="float" office:value="-690.625">
            <text:p>-690.625</text:p>
          </table:table-cell>
          <table:table-cell office:value-type="float" office:value="0.0185189006272697">
            <text:p>0.0185189006</text:p>
          </table:table-cell>
          <table:table-cell office:value-type="float" office:value="0.0155631548311991">
            <text:p>0.0155631548</text:p>
          </table:table-cell>
          <table:table-cell office:value-type="float" office:value="-0.0130137179897869">
            <text:p>-0.013013718</text:p>
          </table:table-cell>
          <table:table-cell office:value-type="float" office:value="1.06548833356911">
            <text:p>1.0654883336</text:p>
          </table:table-cell>
          <table:table-cell office:value-type="float" office:value="1.05494577701426">
            <text:p>1.054945777</text:p>
          </table:table-cell>
          <table:table-cell office:value-type="float" office:value="0.954783926473345">
            <text:p>0.95478392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913">
            <text:p>913</text:p>
          </table:table-cell>
          <table:table-cell office:value-type="float" office:value="25537">
            <text:p>25537</text:p>
          </table:table-cell>
          <table:table-cell office:value-type="float" office:value="34560">
            <text:p>34560</text:p>
          </table:table-cell>
          <table:table-cell office:value-type="float" office:value="49640">
            <text:p>49640</text:p>
          </table:table-cell>
          <table:table-cell office:value-type="float" office:value="522.5">
            <text:p>522.5</text:p>
          </table:table-cell>
          <table:table-cell office:value-type="float" office:value="-77.5">
            <text:p>-77.5</text:p>
          </table:table-cell>
          <table:table-cell office:value-type="float" office:value="-865.875">
            <text:p>-865.875</text:p>
          </table:table-cell>
          <table:table-cell office:value-type="float" office:value="0.0204605082821005">
            <text:p>0.0204605083</text:p>
          </table:table-cell>
          <table:table-cell office:value-type="float" office:value="-0.00224247685185185">
            <text:p>-0.0022424769</text:p>
          </table:table-cell>
          <table:table-cell office:value-type="float" office:value="-0.0174430902497986">
            <text:p>-0.0174430902</text:p>
          </table:table-cell>
          <table:table-cell office:value-type="float" office:value="1.07243229848971">
            <text:p>1.0724322985</text:p>
          </table:table-cell>
          <table:table-cell office:value-type="float" office:value="0.992161187275283">
            <text:p>0.9921611873</text:p>
          </table:table-cell>
          <table:table-cell office:value-type="float" office:value="0.939545536464732">
            <text:p>0.9395455365</text:p>
          </table:table-cell>
          <table:table-cell office:value-type="float" office:value="34.2227233939653">
            <text:p>34.2227233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24101">
            <text:p>24101</text:p>
          </table:table-cell>
          <table:table-cell office:value-type="float" office:value="34412">
            <text:p>34412</text:p>
          </table:table-cell>
          <table:table-cell office:value-type="float" office:value="49466">
            <text:p>49466</text:p>
          </table:table-cell>
          <table:table-cell office:value-type="float" office:value="-235.25">
            <text:p>-235.25</text:p>
          </table:table-cell>
          <table:table-cell office:value-type="float" office:value="-693.625">
            <text:p>-693.625</text:p>
          </table:table-cell>
          <table:table-cell office:value-type="float" office:value="880.375">
            <text:p>880.375</text:p>
          </table:table-cell>
          <table:table-cell office:value-type="float" office:value="-0.00976100576739554">
            <text:p>-0.0097610058</text:p>
          </table:table-cell>
          <table:table-cell office:value-type="float" office:value="-0.0201564861094967">
            <text:p>-0.0201564861</text:p>
          </table:table-cell>
          <table:table-cell office:value-type="float" office:value="0.0177975781344762">
            <text:p>0.0177975781</text:p>
          </table:table-cell>
          <table:table-cell office:value-type="float" office:value="0.966023223191954">
            <text:p>0.9660232232</text:p>
          </table:table-cell>
          <table:table-cell office:value-type="float" office:value="0.930248615124035">
            <text:p>0.9302486151</text:p>
          </table:table-cell>
          <table:table-cell office:value-type="float" office:value="1.06291236089407">
            <text:p>1.0629123609</text:p>
          </table:table-cell>
          <table:table-cell office:value-type="float" office:value="0">
            <text:p>0</text:p>
          </table:table-cell>
          <table:table-cell office:value-type="float" office:value="-34.0405447465311">
            <text:p>-34.04054474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1031">
            <text:p>1031</text:p>
          </table:table-cell>
          <table:table-cell office:value-type="float" office:value="23808">
            <text:p>23808</text:p>
          </table:table-cell>
          <table:table-cell office:value-type="float" office:value="34386">
            <text:p>34386</text:p>
          </table:table-cell>
          <table:table-cell office:value-type="float" office:value="49458">
            <text:p>49458</text:p>
          </table:table-cell>
          <table:table-cell office:value-type="float" office:value="-115.625">
            <text:p>-115.625</text:p>
          </table:table-cell>
          <table:table-cell office:value-type="float" office:value="-1222.25">
            <text:p>-1222.25</text:p>
          </table:table-cell>
          <table:table-cell office:value-type="float" office:value="-1522.375">
            <text:p>-1522.375</text:p>
          </table:table-cell>
          <table:table-cell office:value-type="float" office:value="-0.00485656081989247">
            <text:p>-0.0048565608</text:p>
          </table:table-cell>
          <table:table-cell office:value-type="float" office:value="-0.0355449892398069">
            <text:p>-0.0355449892</text:p>
          </table:table-cell>
          <table:table-cell office:value-type="float" office:value="-0.030781167859598">
            <text:p>-0.0307811679</text:p>
          </table:table-cell>
          <table:table-cell office:value-type="float" office:value="0.983048266049051">
            <text:p>0.983048266</text:p>
          </table:table-cell>
          <table:table-cell office:value-type="float" office:value="0.87806889233039">
            <text:p>0.8780688923</text:p>
          </table:table-cell>
          <table:table-cell office:value-type="float" office:value="0.894122973869216">
            <text:p>0.8941229739</text:p>
          </table:table-cell>
          <table:table-cell office:value-type="float" office:value="0">
            <text:p>0</text:p>
          </table:table-cell>
          <table:table-cell office:value-type="float" office:value="-19.1518955014342">
            <text:p>-19.1518955014</text:p>
          </table:table-cell>
          <table:table-cell office:value-type="float" office:value="-22.170167685422">
            <text:p>-22.170167685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1082">
            <text:p>1082</text:p>
          </table:table-cell>
          <table:table-cell office:value-type="float" office:value="22528">
            <text:p>22528</text:p>
          </table:table-cell>
          <table:table-cell office:value-type="float" office:value="33354">
            <text:p>33354</text:p>
          </table:table-cell>
          <table:table-cell office:value-type="float" office:value="50963">
            <text:p>50963</text:p>
          </table:table-cell>
          <table:table-cell office:value-type="float" office:value="-195">
            <text:p>-195</text:p>
          </table:table-cell>
          <table:table-cell office:value-type="float" office:value="564.75">
            <text:p>564.75</text:p>
          </table:table-cell>
          <table:table-cell office:value-type="float" office:value="-1422">
            <text:p>-1422</text:p>
          </table:table-cell>
          <table:table-cell office:value-type="float" office:value="-0.00865589488636364">
            <text:p>-0.0086558949</text:p>
          </table:table-cell>
          <table:table-cell office:value-type="float" office:value="0.0169320021586616">
            <text:p>0.0169320022</text:p>
          </table:table-cell>
          <table:table-cell office:value-type="float" office:value="-0.0279025960010203">
            <text:p>-0.027902596</text:p>
          </table:table-cell>
          <table:table-cell office:value-type="float" office:value="0.969851219949644">
            <text:p>0.9698512199</text:p>
          </table:table-cell>
          <table:table-cell office:value-type="float" office:value="1.05982392524163">
            <text:p>1.0598239252</text:p>
          </table:table-cell>
          <table:table-cell office:value-type="float" office:value="0.903866881529077">
            <text:p>0.9038668815</text:p>
          </table:table-cell>
          <table:table-cell table:number-columns-repeated="2" office:value-type="float" office:value="0">
            <text:p>0</text:p>
          </table:table-cell>
          <table:table-cell office:value-type="float" office:value="-24.4934653338847">
            <text:p>-24.4934653339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20064">
            <text:p>20064</text:p>
          </table:table-cell>
          <table:table-cell office:value-type="float" office:value="33058">
            <text:p>33058</text:p>
          </table:table-cell>
          <table:table-cell office:value-type="float" office:value="48282">
            <text:p>48282</text:p>
          </table:table-cell>
          <table:table-cell office:value-type="float" office:value="32.25">
            <text:p>32.25</text:p>
          </table:table-cell>
          <table:table-cell office:value-type="float" office:value="65.125">
            <text:p>65.125</text:p>
          </table:table-cell>
          <table:table-cell office:value-type="float" office:value="-1014.625">
            <text:p>-1014.625</text:p>
          </table:table-cell>
          <table:table-cell office:value-type="float" office:value="0.00160735645933014">
            <text:p>0.0016073565</text:p>
          </table:table-cell>
          <table:table-cell office:value-type="float" office:value="0.00197002238489927">
            <text:p>0.0019700224</text:p>
          </table:table-cell>
          <table:table-cell office:value-type="float" office:value="-0.0210145602916201">
            <text:p>-0.0210145603</text:p>
          </table:table-cell>
          <table:table-cell office:value-type="float" office:value="1.00563081145344">
            <text:p>1.0056308115</text:p>
          </table:table-cell>
          <table:table-cell office:value-type="float" office:value="1.00690268508401">
            <text:p>1.0069026851</text:p>
          </table:table-cell>
          <table:table-cell office:value-type="float" office:value="0.92731459799806">
            <text:p>0.927314598</text:p>
          </table:table-cell>
          <table:table-cell table:number-columns-repeated="2" office:value-type="float" office:value="0">
            <text:p>0</text:p>
          </table:table-cell>
          <table:table-cell office:value-type="float" office:value="-32.6363387714642">
            <text:p>-32.6363387715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23517">
            <text:p>23517</text:p>
          </table:table-cell>
          <table:table-cell office:value-type="float" office:value="31815">
            <text:p>31815</text:p>
          </table:table-cell>
          <table:table-cell office:value-type="float" office:value="47551">
            <text:p>47551</text:p>
          </table:table-cell>
          <table:table-cell office:value-type="float" office:value="-713.75">
            <text:p>-713.75</text:p>
          </table:table-cell>
          <table:table-cell office:value-type="float" office:value="720.75">
            <text:p>720.75</text:p>
          </table:table-cell>
          <table:table-cell office:value-type="float" office:value="-1021">
            <text:p>-1021</text:p>
          </table:table-cell>
          <table:table-cell office:value-type="float" office:value="-0.0303503848279968">
            <text:p>-0.0303503848</text:p>
          </table:table-cell>
          <table:table-cell office:value-type="float" office:value="0.0226544082979727">
            <text:p>0.0226544083</text:p>
          </table:table-cell>
          <table:table-cell office:value-type="float" office:value="-0.0214716830350571">
            <text:p>-0.021471683</text:p>
          </table:table-cell>
          <table:table-cell office:value-type="float" office:value="0.895579098986058">
            <text:p>0.895579099</text:p>
          </table:table-cell>
          <table:table-cell office:value-type="float" office:value="1.08029634458495">
            <text:p>1.0802963446</text:p>
          </table:table-cell>
          <table:table-cell office:value-type="float" office:value="0.925752734395122">
            <text:p>0.9257527344</text:p>
          </table:table-cell>
          <table:table-cell office:value-type="float" office:value="-22.4898139454947">
            <text:p>-22.4898139455</text:p>
          </table:table-cell>
          <table:table-cell office:value-type="float" office:value="30.9418492477891">
            <text:p>30.9418492478</text:p>
          </table:table-cell>
          <table:table-cell office:value-type="float" office:value="-31.9340938944682">
            <text:p>-31.9340938945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19005">
            <text:p>19005</text:p>
          </table:table-cell>
          <table:table-cell office:value-type="float" office:value="32344">
            <text:p>32344</text:p>
          </table:table-cell>
          <table:table-cell office:value-type="float" office:value="47357">
            <text:p>47357</text:p>
          </table:table-cell>
          <table:table-cell office:value-type="float" office:value="-693.5">
            <text:p>-693.5</text:p>
          </table:table-cell>
          <table:table-cell office:value-type="float" office:value="721.5">
            <text:p>721.5</text:p>
          </table:table-cell>
          <table:table-cell office:value-type="float" office:value="-1344.875">
            <text:p>-1344.875</text:p>
          </table:table-cell>
          <table:table-cell office:value-type="float" office:value="-0.0364903972638779">
            <text:p>-0.0364903973</text:p>
          </table:table-cell>
          <table:table-cell office:value-type="float" office:value="0.0223070739549839">
            <text:p>0.022307074</text:p>
          </table:table-cell>
          <table:table-cell office:value-type="float" office:value="-0.0283986527862829">
            <text:p>-0.0283986528</text:p>
          </table:table-cell>
          <table:table-cell office:value-type="float" office:value="0.874893445797679">
            <text:p>0.8748934458</text:p>
          </table:table-cell>
          <table:table-cell office:value-type="float" office:value="1.07905006571737">
            <text:p>1.0790500657</text:p>
          </table:table-cell>
          <table:table-cell office:value-type="float" office:value="0.902185422868958">
            <text:p>0.9021854229</text:p>
          </table:table-cell>
          <table:table-cell office:value-type="float" office:value="-18.6466104428297">
            <text:p>-18.6466104428</text:p>
          </table:table-cell>
          <table:table-cell office:value-type="float" office:value="31.4182755652083">
            <text:p>31.4182755652</text:p>
          </table:table-cell>
          <table:table-cell office:value-type="float" office:value="-24.0595110171549">
            <text:p>-24.0595110172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17409">
            <text:p>17409</text:p>
          </table:table-cell>
          <table:table-cell office:value-type="float" office:value="31500">
            <text:p>31500</text:p>
          </table:table-cell>
          <table:table-cell office:value-type="float" office:value="49892">
            <text:p>49892</text:p>
          </table:table-cell>
          <table:table-cell office:value-type="float" office:value="-957.75">
            <text:p>-957.75</text:p>
          </table:table-cell>
          <table:table-cell office:value-type="float" office:value="-896.75">
            <text:p>-896.75</text:p>
          </table:table-cell>
          <table:table-cell office:value-type="float" office:value="-983.75">
            <text:p>-983.75</text:p>
          </table:table-cell>
          <table:table-cell office:value-type="float" office:value="-0.055014647596071">
            <text:p>-0.0550146476</text:p>
          </table:table-cell>
          <table:table-cell office:value-type="float" office:value="-0.028468253968254">
            <text:p>-0.028468254</text:p>
          </table:table-cell>
          <table:table-cell office:value-type="float" office:value="-0.0197175899943879">
            <text:p>-0.01971759</text:p>
          </table:table-cell>
          <table:table-cell office:value-type="float" office:value="0.813380891855986">
            <text:p>0.8133808919</text:p>
          </table:table-cell>
          <table:table-cell office:value-type="float" office:value="0.901949576419753">
            <text:p>0.9019495764</text:p>
          </table:table-cell>
          <table:table-cell office:value-type="float" office:value="0.931750450395809">
            <text:p>0.9317504504</text:p>
          </table:table-cell>
          <table:table-cell office:value-type="float" office:value="-12.2494786171998">
            <text:p>-12.2494786172</text:p>
          </table:table-cell>
          <table:table-cell office:value-type="float" office:value="-23.9998331051678">
            <text:p>-23.99983310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3">
            <text:p>3</text:p>
          </table:table-cell>
          <table:table-cell office:value-type="float" office:value="726">
            <text:p>726</text:p>
          </table:table-cell>
          <table:table-cell table:number-columns-repeated="2" office:value-type="float" office:value="952">
            <text:p>952</text:p>
          </table:table-cell>
          <table:table-cell office:value-type="float" office:value="18564">
            <text:p>18564</text:p>
          </table:table-cell>
          <table:table-cell office:value-type="float" office:value="32147">
            <text:p>32147</text:p>
          </table:table-cell>
          <table:table-cell office:value-type="float" office:value="49160">
            <text:p>49160</text:p>
          </table:table-cell>
          <table:table-cell office:value-type="float" office:value="-748.75">
            <text:p>-748.75</text:p>
          </table:table-cell>
          <table:table-cell office:value-type="float" office:value="1209">
            <text:p>1209</text:p>
          </table:table-cell>
          <table:table-cell office:value-type="float" office:value="1585">
            <text:p>1585</text:p>
          </table:table-cell>
          <table:table-cell office:value-type="float" office:value="-0.0403334410687352">
            <text:p>-0.0403334411</text:p>
          </table:table-cell>
          <table:table-cell office:value-type="float" office:value="0.0376084860173578">
            <text:p>0.037608486</text:p>
          </table:table-cell>
          <table:table-cell office:value-type="float" office:value="0.0322416598860863">
            <text:p>0.0322416599</text:p>
          </table:table-cell>
          <table:table-cell office:value-type="float" office:value="0.862021457737579">
            <text:p>0.8620214577</text:p>
          </table:table-cell>
          <table:table-cell office:value-type="float" office:value="1.13440192157297">
            <text:p>1.1344019216</text:p>
          </table:table-cell>
          <table:table-cell office:value-type="float" office:value="1.11488327788043">
            <text:p>1.1148832779</text:p>
          </table:table-cell>
          <table:table-cell office:value-type="float" office:value="-16.8364698219071">
            <text:p>-16.8364698219</text:p>
          </table:table-cell>
          <table:table-cell office:value-type="float" office:value="18.7750469417046">
            <text:p>18.7750469417</text:p>
          </table:table-cell>
          <table:table-cell office:value-type="float" office:value="21.8432361804663">
            <text:p>21.8432361805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402">
            <text:p>1402</text:p>
          </table:table-cell>
          <table:table-cell office:value-type="float" office:value="21042">
            <text:p>21042</text:p>
          </table:table-cell>
          <table:table-cell office:value-type="float" office:value="32190">
            <text:p>32190</text:p>
          </table:table-cell>
          <table:table-cell office:value-type="float" office:value="51646">
            <text:p>51646</text:p>
          </table:table-cell>
          <table:table-cell office:value-type="float" office:value="-629.625">
            <text:p>-629.625</text:p>
          </table:table-cell>
          <table:table-cell office:value-type="float" office:value="311.5">
            <text:p>311.5</text:p>
          </table:table-cell>
          <table:table-cell office:value-type="float" office:value="1243.875">
            <text:p>1243.875</text:p>
          </table:table-cell>
          <table:table-cell office:value-type="float" office:value="-0.0299222982606216">
            <text:p>-0.0299222983</text:p>
          </table:table-cell>
          <table:table-cell office:value-type="float" office:value="0.00967691829760795">
            <text:p>0.0096769183</text:p>
          </table:table-cell>
          <table:table-cell office:value-type="float" office:value="0.0240846338535414">
            <text:p>0.0240846339</text:p>
          </table:table-cell>
          <table:table-cell office:value-type="float" office:value="0.897026830196892">
            <text:p>0.8970268302</text:p>
          </table:table-cell>
          <table:table-cell office:value-type="float" office:value="1.0340527538272">
            <text:p>1.0340527538</text:p>
          </table:table-cell>
          <table:table-cell office:value-type="float" office:value="1.0854331548796">
            <text:p>1.0854331549</text:p>
          </table:table-cell>
          <table:table-cell office:value-type="float" office:value="-22.8165761350607">
            <text:p>-22.8165761351</text:p>
          </table:table-cell>
          <table:table-cell office:value-type="float" office:value="0">
            <text:p>0</text:p>
          </table:table-cell>
          <table:table-cell office:value-type="float" office:value="29.124842592902">
            <text:p>29.124842592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3">
            <text:p>3</text:p>
          </table:table-cell>
          <table:table-cell office:value-type="float" office:value="747">
            <text:p>747</text:p>
          </table:table-cell>
          <table:table-cell table:number-columns-repeated="2" office:value-type="float" office:value="1403">
            <text:p>1403</text:p>
          </table:table-cell>
          <table:table-cell office:value-type="float" office:value="18576">
            <text:p>18576</text:p>
          </table:table-cell>
          <table:table-cell office:value-type="float" office:value="31968">
            <text:p>31968</text:p>
          </table:table-cell>
          <table:table-cell office:value-type="float" office:value="53165">
            <text:p>53165</text:p>
          </table:table-cell>
          <table:table-cell office:value-type="float" office:value="-1491.125">
            <text:p>-1491.125</text:p>
          </table:table-cell>
          <table:table-cell office:value-type="float" office:value="740.25">
            <text:p>740.25</text:p>
          </table:table-cell>
          <table:table-cell office:value-type="float" office:value="1088.875">
            <text:p>1088.875</text:p>
          </table:table-cell>
          <table:table-cell office:value-type="float" office:value="-0.0802715869939707">
            <text:p>-0.080271587</text:p>
          </table:table-cell>
          <table:table-cell office:value-type="float" office:value="0.0231559684684685">
            <text:p>0.0231559685</text:p>
          </table:table-cell>
          <table:table-cell office:value-type="float" office:value="0.0204810495626822">
            <text:p>0.0204810496</text:p>
          </table:table-cell>
          <table:table-cell office:value-type="float" office:value="0.731678759771022">
            <text:p>0.7316787598</text:p>
          </table:table-cell>
          <table:table-cell office:value-type="float" office:value="1.08209683943604">
            <text:p>1.0820968394</text:p>
          </table:table-cell>
          <table:table-cell office:value-type="float" office:value="1.07250584131612">
            <text:p>1.0725058413</text:p>
          </table:table-cell>
          <table:table-cell office:value-type="float" office:value="-8.28361885906091">
            <text:p>-8.2836188591</text:p>
          </table:table-cell>
          <table:table-cell office:value-type="float" office:value="30.2790967262616">
            <text:p>30.2790967263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17409">
            <text:p>17409</text:p>
          </table:table-cell>
          <table:table-cell office:value-type="float" office:value="30318">
            <text:p>30318</text:p>
          </table:table-cell>
          <table:table-cell office:value-type="float" office:value="53878">
            <text:p>53878</text:p>
          </table:table-cell>
          <table:table-cell office:value-type="float" office:value="-957.75">
            <text:p>-957.75</text:p>
          </table:table-cell>
          <table:table-cell office:value-type="float" office:value="-2118.375">
            <text:p>-2118.375</text:p>
          </table:table-cell>
          <table:table-cell office:value-type="float" office:value="1600.375">
            <text:p>1600.375</text:p>
          </table:table-cell>
          <table:table-cell office:value-type="float" office:value="-0.055014647596071">
            <text:p>-0.0550146476</text:p>
          </table:table-cell>
          <table:table-cell office:value-type="float" office:value="-0.0698718583019988">
            <text:p>-0.0698718583</text:p>
          </table:table-cell>
          <table:table-cell office:value-type="float" office:value="0.0297036823935558">
            <text:p>0.0297036824</text:p>
          </table:table-cell>
          <table:table-cell office:value-type="float" office:value="0.813380891855986">
            <text:p>0.8133808919</text:p>
          </table:table-cell>
          <table:table-cell office:value-type="float" office:value="0.76501736604485">
            <text:p>0.765017366</text:p>
          </table:table-cell>
          <table:table-cell office:value-type="float" office:value="1.10569221352301">
            <text:p>1.1056922135</text:p>
          </table:table-cell>
          <table:table-cell office:value-type="float" office:value="-12.2494786171998">
            <text:p>-12.2494786172</text:p>
          </table:table-cell>
          <table:table-cell office:value-type="float" office:value="-9.56950545554457">
            <text:p>-9.5695054555</text:p>
          </table:table-cell>
          <table:table-cell office:value-type="float" office:value="23.680278488925">
            <text:p>23.680278488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3">
            <text:p>3</text:p>
          </table:table-cell>
          <table:table-cell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1455">
            <text:p>1455</text:p>
          </table:table-cell>
          <table:table-cell office:value-type="float" office:value="17910">
            <text:p>17910</text:p>
          </table:table-cell>
          <table:table-cell office:value-type="float" office:value="31500">
            <text:p>31500</text:p>
          </table:table-cell>
          <table:table-cell office:value-type="float" office:value="55180">
            <text:p>55180</text:p>
          </table:table-cell>
          <table:table-cell office:value-type="float" office:value="-989">
            <text:p>-989</text:p>
          </table:table-cell>
          <table:table-cell office:value-type="float" office:value="1012.5">
            <text:p>1012.5</text:p>
          </table:table-cell>
          <table:table-cell office:value-type="float" office:value="1646.875">
            <text:p>1646.875</text:p>
          </table:table-cell>
          <table:table-cell office:value-type="float" office:value="-0.0552205471803462">
            <text:p>-0.0552205472</text:p>
          </table:table-cell>
          <table:table-cell office:value-type="float" office:value="0.0321428571428571">
            <text:p>0.0321428571</text:p>
          </table:table-cell>
          <table:table-cell office:value-type="float" office:value="0.0298455056179775">
            <text:p>0.0298455056</text:p>
          </table:table-cell>
          <table:table-cell office:value-type="float" office:value="0.812704730177346">
            <text:p>0.8127047302</text:p>
          </table:table-cell>
          <table:table-cell office:value-type="float" office:value="1.114525">
            <text:p>1.114525</text:p>
          </table:table-cell>
          <table:table-cell office:value-type="float" office:value="1.10620514790588">
            <text:p>1.1062051479</text:p>
          </table:table-cell>
          <table:table-cell office:value-type="float" office:value="-12.2024872354261">
            <text:p>-12.2024872354</text:p>
          </table:table-cell>
          <table:table-cell office:value-type="float" office:value="21.9093251418321">
            <text:p>21.9093251418</text:p>
          </table:table-cell>
          <table:table-cell office:value-type="float" office:value="23.5693827811852">
            <text:p>23.56938278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15840">
            <text:p>15840</text:p>
          </table:table-cell>
          <table:table-cell office:value-type="float" office:value="32064">
            <text:p>32064</text:p>
          </table:table-cell>
          <table:table-cell office:value-type="float" office:value="55056">
            <text:p>55056</text:p>
          </table:table-cell>
          <table:table-cell office:value-type="float" office:value="-712.625">
            <text:p>-712.625</text:p>
          </table:table-cell>
          <table:table-cell office:value-type="float" office:value="-188">
            <text:p>-188</text:p>
          </table:table-cell>
          <table:table-cell office:value-type="float" office:value="1274.875">
            <text:p>1274.875</text:p>
          </table:table-cell>
          <table:table-cell office:value-type="float" office:value="-0.044988952020202">
            <text:p>-0.044988952</text:p>
          </table:table-cell>
          <table:table-cell office:value-type="float" office:value="-0.00586327345309381">
            <text:p>-0.0058632735</text:p>
          </table:table-cell>
          <table:table-cell office:value-type="float" office:value="0.0231559684684685">
            <text:p>0.0231559685</text:p>
          </table:table-cell>
          <table:table-cell office:value-type="float" office:value="0.84650571930489">
            <text:p>0.8465057193</text:p>
          </table:table-cell>
          <table:table-cell office:value-type="float" office:value="0.97954592374632">
            <text:p>0.9795459237</text:p>
          </table:table-cell>
          <table:table-cell office:value-type="float" office:value="1.08209683943604">
            <text:p>1.0820968394</text:p>
          </table:table-cell>
          <table:table-cell office:value-type="float" office:value="-15.0578208446238">
            <text:p>-15.0578208446</text:p>
          </table:table-cell>
          <table:table-cell office:value-type="float" office:value="0">
            <text:p>0</text:p>
          </table:table-cell>
          <table:table-cell office:value-type="float" office:value="30.2790967262616">
            <text:p>30.279096726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3">
            <text:p>3</text:p>
          </table:table-cell>
          <table:table-cell office:value-type="float" office:value="627">
            <text:p>627</text:p>
          </table:table-cell>
          <table:table-cell table:number-columns-repeated="2" office:value-type="float" office:value="919">
            <text:p>919</text:p>
          </table:table-cell>
          <table:table-cell office:value-type="float" office:value="14076">
            <text:p>14076</text:p>
          </table:table-cell>
          <table:table-cell office:value-type="float" office:value="30836">
            <text:p>30836</text:p>
          </table:table-cell>
          <table:table-cell office:value-type="float" office:value="56000">
            <text:p>56000</text:p>
          </table:table-cell>
          <table:table-cell office:value-type="float" office:value="-261">
            <text:p>-261</text:p>
          </table:table-cell>
          <table:table-cell office:value-type="float" office:value="-208">
            <text:p>-208</text:p>
          </table:table-cell>
          <table:table-cell office:value-type="float" office:value="-290">
            <text:p>-290</text:p>
          </table:table-cell>
          <table:table-cell office:value-type="float" office:value="-0.018542199488491">
            <text:p>-0.0185421995</text:p>
          </table:table-cell>
          <table:table-cell office:value-type="float" office:value="-0.00674536256323777">
            <text:p>-0.0067453626</text:p>
          </table:table-cell>
          <table:table-cell office:value-type="float" office:value="-0.00517857142857143">
            <text:p>-0.0051785714</text:p>
          </table:table-cell>
          <table:table-cell office:value-type="float" office:value="0.935776175587548">
            <text:p>0.9357761756</text:p>
          </table:table-cell>
          <table:table-cell office:value-type="float" office:value="0.976480410864242">
            <text:p>0.9764804109</text:p>
          </table:table-cell>
          <table:table-cell office:value-type="float" office:value="0.9819275625">
            <text:p>0.9819275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3">
            <text:p>3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16362">
            <text:p>16362</text:p>
          </table:table-cell>
          <table:table-cell office:value-type="float" office:value="32520">
            <text:p>32520</text:p>
          </table:table-cell>
          <table:table-cell office:value-type="float" office:value="55738">
            <text:p>55738</text:p>
          </table:table-cell>
          <table:table-cell office:value-type="float" office:value="-267.75">
            <text:p>-267.75</text:p>
          </table:table-cell>
          <table:table-cell office:value-type="float" office:value="432">
            <text:p>432</text:p>
          </table:table-cell>
          <table:table-cell office:value-type="float" office:value="1026.875">
            <text:p>1026.875</text:p>
          </table:table-cell>
          <table:table-cell office:value-type="float" office:value="-0.0163641364136414">
            <text:p>-0.0163641364</text:p>
          </table:table-cell>
          <table:table-cell office:value-type="float" office:value="0.0132841328413284">
            <text:p>0.0132841328</text:p>
          </table:table-cell>
          <table:table-cell office:value-type="float" office:value="0.0184232480533927">
            <text:p>0.0184232481</text:p>
          </table:table-cell>
          <table:table-cell office:value-type="float" office:value="0.943250381074961">
            <text:p>0.9432503811</text:p>
          </table:table-cell>
          <table:table-cell office:value-type="float" office:value="1.04684034258793">
            <text:p>1.0468403426</text:p>
          </table:table-cell>
          <table:table-cell office:value-type="float" office:value="1.06514662368179">
            <text:p>1.06514662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3">
            <text:p>3</text:p>
          </table:table-cell>
          <table:table-cell office:value-type="float" office:value="870">
            <text:p>870</text:p>
          </table:table-cell>
          <table:table-cell table:number-columns-repeated="2" office:value-type="float" office:value="1666">
            <text:p>1666</text:p>
          </table:table-cell>
          <table:table-cell office:value-type="float" office:value="17784">
            <text:p>17784</text:p>
          </table:table-cell>
          <table:table-cell office:value-type="float" office:value="34051">
            <text:p>34051</text:p>
          </table:table-cell>
          <table:table-cell office:value-type="float" office:value="60140">
            <text:p>60140</text:p>
          </table:table-cell>
          <table:table-cell office:value-type="float" office:value="-303.75">
            <text:p>-303.75</text:p>
          </table:table-cell>
          <table:table-cell office:value-type="float" office:value="546.125">
            <text:p>546.125</text:p>
          </table:table-cell>
          <table:table-cell office:value-type="float" office:value="492.125">
            <text:p>492.125</text:p>
          </table:table-cell>
          <table:table-cell office:value-type="float" office:value="-0.01707995951417">
            <text:p>-0.0170799595</text:p>
          </table:table-cell>
          <table:table-cell office:value-type="float" office:value="0.0160384423364953">
            <text:p>0.0160384423</text:p>
          </table:table-cell>
          <table:table-cell office:value-type="float" office:value="0.00818298969072165">
            <text:p>0.0081829897</text:p>
          </table:table-cell>
          <table:table-cell office:value-type="float" office:value="0.940791922733736">
            <text:p>0.9407919227</text:p>
          </table:table-cell>
          <table:table-cell office:value-type="float" office:value="1.05663872217759">
            <text:p>1.0566387222</text:p>
          </table:table-cell>
          <table:table-cell office:value-type="float" office:value="1.02877170810527">
            <text:p>1.02877170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3">
            <text:p>3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17100">
            <text:p>17100</text:p>
          </table:table-cell>
          <table:table-cell office:value-type="float" office:value="32419">
            <text:p>32419</text:p>
          </table:table-cell>
          <table:table-cell office:value-type="float" office:value="61845">
            <text:p>61845</text:p>
          </table:table-cell>
          <table:table-cell office:value-type="float" office:value="-254.25">
            <text:p>-254.25</text:p>
          </table:table-cell>
          <table:table-cell office:value-type="float" office:value="182.75">
            <text:p>182.75</text:p>
          </table:table-cell>
          <table:table-cell office:value-type="float" office:value="182.125">
            <text:p>182.125</text:p>
          </table:table-cell>
          <table:table-cell office:value-type="float" office:value="-0.0148684210526316">
            <text:p>-0.0148684211</text:p>
          </table:table-cell>
          <table:table-cell office:value-type="float" office:value="0.0056371263765076">
            <text:p>0.0056371264</text:p>
          </table:table-cell>
          <table:table-cell office:value-type="float" office:value="0.00294486215538847">
            <text:p>0.0029448622</text:p>
          </table:table-cell>
          <table:table-cell office:value-type="float" office:value="0.948393823407202">
            <text:p>0.9483938234</text:p>
          </table:table-cell>
          <table:table-cell office:value-type="float" office:value="1.01979222561759">
            <text:p>1.0197922256</text:p>
          </table:table-cell>
          <table:table-cell office:value-type="float" office:value="1.01032401508156">
            <text:p>1.0103240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738">
            <text:p>1738</text:p>
          </table:table-cell>
          <table:table-cell office:value-type="float" office:value="16422">
            <text:p>16422</text:p>
          </table:table-cell>
          <table:table-cell office:value-type="float" office:value="31165">
            <text:p>31165</text:p>
          </table:table-cell>
          <table:table-cell office:value-type="float" office:value="60884">
            <text:p>60884</text:p>
          </table:table-cell>
          <table:table-cell office:value-type="float" office:value="-304.5">
            <text:p>-304.5</text:p>
          </table:table-cell>
          <table:table-cell office:value-type="float" office:value="414">
            <text:p>414</text:p>
          </table:table-cell>
          <table:table-cell office:value-type="float" office:value="941.625">
            <text:p>941.625</text:p>
          </table:table-cell>
          <table:table-cell office:value-type="float" office:value="-0.018542199488491">
            <text:p>-0.0185421995</text:p>
          </table:table-cell>
          <table:table-cell office:value-type="float" office:value="0.0132841328413284">
            <text:p>0.0132841328</text:p>
          </table:table-cell>
          <table:table-cell office:value-type="float" office:value="0.0154658859470468">
            <text:p>0.0154658859</text:p>
          </table:table-cell>
          <table:table-cell office:value-type="float" office:value="0.935776175587548">
            <text:p>0.9357761756</text:p>
          </table:table-cell>
          <table:table-cell office:value-type="float" office:value="1.04684034258793">
            <text:p>1.0468403426</text:p>
          </table:table-cell>
          <table:table-cell office:value-type="float" office:value="1.05459942032579">
            <text:p>1.05459942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15462">
            <text:p>15462</text:p>
          </table:table-cell>
          <table:table-cell office:value-type="float" office:value="31840">
            <text:p>31840</text:p>
          </table:table-cell>
          <table:table-cell office:value-type="float" office:value="62093">
            <text:p>62093</text:p>
          </table:table-cell>
          <table:table-cell office:value-type="float" office:value="-15">
            <text:p>-15</text:p>
          </table:table-cell>
          <table:table-cell office:value-type="float" office:value="416">
            <text:p>416</text:p>
          </table:table-cell>
          <table:table-cell office:value-type="float" office:value="995.875">
            <text:p>995.875</text:p>
          </table:table-cell>
          <table:table-cell office:value-type="float" office:value="-0.00097012029491657">
            <text:p>-0.0009701203</text:p>
          </table:table-cell>
          <table:table-cell office:value-type="float" office:value="0.0130653266331658">
            <text:p>0.0130653266</text:p>
          </table:table-cell>
          <table:table-cell office:value-type="float" office:value="0.0160384423364953">
            <text:p>0.0160384423</text:p>
          </table:table-cell>
          <table:table-cell office:value-type="float" office:value="0.99660642358923">
            <text:p>0.9966064236</text:p>
          </table:table-cell>
          <table:table-cell office:value-type="float" office:value="1.04606322062574">
            <text:p>1.0460632206</text:p>
          </table:table-cell>
          <table:table-cell office:value-type="float" office:value="1.05663872217759">
            <text:p>1.05663872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15480">
            <text:p>15480</text:p>
          </table:table-cell>
          <table:table-cell office:value-type="float" office:value="31925">
            <text:p>31925</text:p>
          </table:table-cell>
          <table:table-cell office:value-type="float" office:value="59117">
            <text:p>59117</text:p>
          </table:table-cell>
          <table:table-cell office:value-type="float" office:value="-320.625">
            <text:p>-320.625</text:p>
          </table:table-cell>
          <table:table-cell office:value-type="float" office:value="15.625">
            <text:p>15.625</text:p>
          </table:table-cell>
          <table:table-cell office:value-type="float" office:value="333.25">
            <text:p>333.25</text:p>
          </table:table-cell>
          <table:table-cell office:value-type="float" office:value="-0.0207122093023256">
            <text:p>-0.0207122093</text:p>
          </table:table-cell>
          <table:table-cell office:value-type="float" office:value="0.000489428347689898">
            <text:p>0.0004894283</text:p>
          </table:table-cell>
          <table:table-cell office:value-type="float" office:value="0.0056371263765076">
            <text:p>0.0056371264</text:p>
          </table:table-cell>
          <table:table-cell office:value-type="float" office:value="0.92834809884566">
            <text:p>0.9283480988</text:p>
          </table:table-cell>
          <table:table-cell office:value-type="float" office:value="1.00171346871553">
            <text:p>1.0017134687</text:p>
          </table:table-cell>
          <table:table-cell office:value-type="float" office:value="1.01979222561759">
            <text:p>1.0197922256</text:p>
          </table:table-cell>
          <table:table-cell office:value-type="float" office:value="-33.1178497672684">
            <text:p>-33.11784976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721">
            <text:p>1721</text:p>
          </table:table-cell>
          <table:table-cell office:value-type="float" office:value="13806">
            <text:p>13806</text:p>
          </table:table-cell>
          <table:table-cell office:value-type="float" office:value="30400">
            <text:p>30400</text:p>
          </table:table-cell>
          <table:table-cell office:value-type="float" office:value="56728">
            <text:p>56728</text:p>
          </table:table-cell>
          <table:table-cell office:value-type="float" office:value="-246.25">
            <text:p>-246.25</text:p>
          </table:table-cell>
          <table:table-cell office:value-type="float" office:value="-452">
            <text:p>-452</text:p>
          </table:table-cell>
          <table:table-cell office:value-type="float" office:value="-217">
            <text:p>-217</text:p>
          </table:table-cell>
          <table:table-cell office:value-type="float" office:value="-0.0178364479211937">
            <text:p>-0.0178364479</text:p>
          </table:table-cell>
          <table:table-cell office:value-type="float" office:value="-0.0148684210526316">
            <text:p>-0.0148684211</text:p>
          </table:table-cell>
          <table:table-cell office:value-type="float" office:value="-0.00382527147087858">
            <text:p>-0.0038252715</text:p>
          </table:table-cell>
          <table:table-cell office:value-type="float" office:value="0.938195984469735">
            <text:p>0.9381959845</text:p>
          </table:table-cell>
          <table:table-cell office:value-type="float" office:value="0.948393823407202">
            <text:p>0.9483938234</text:p>
          </table:table-cell>
          <table:table-cell office:value-type="float" office:value="0.986640229947504">
            <text:p>0.98664022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84">
            <text:p>884</text:p>
          </table:table-cell>
          <table:table-cell office:value-type="float" office:value="1798">
            <text:p>1798</text:p>
          </table:table-cell>
          <table:table-cell office:value-type="float" office:value="15476">
            <text:p>15476</text:p>
          </table:table-cell>
          <table:table-cell office:value-type="float" office:value="32060">
            <text:p>32060</text:p>
          </table:table-cell>
          <table:table-cell office:value-type="float" office:value="60884">
            <text:p>60884</text:p>
          </table:table-cell>
          <table:table-cell office:value-type="float" office:value="-103.5">
            <text:p>-103.5</text:p>
          </table:table-cell>
          <table:table-cell office:value-type="float" office:value="47.125">
            <text:p>47.125</text:p>
          </table:table-cell>
          <table:table-cell office:value-type="float" office:value="-81.375">
            <text:p>-81.375</text:p>
          </table:table-cell>
          <table:table-cell office:value-type="float" office:value="-0.00668777461876454">
            <text:p>-0.0066877746</text:p>
          </table:table-cell>
          <table:table-cell office:value-type="float" office:value="0.0014699001871491">
            <text:p>0.0014699002</text:p>
          </table:table-cell>
          <table:table-cell office:value-type="float" office:value="-0.00133655804480652">
            <text:p>-0.001336558</text:p>
          </table:table-cell>
          <table:table-cell office:value-type="float" office:value="0.976680452439853">
            <text:p>0.9766804524</text:p>
          </table:table-cell>
          <table:table-cell office:value-type="float" office:value="1.00514888544388">
            <text:p>1.0051488854</text:p>
          </table:table-cell>
          <table:table-cell office:value-type="float" office:value="0.995325548162495">
            <text:p>0.99532554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16242">
            <text:p>16242</text:p>
          </table:table-cell>
          <table:table-cell office:value-type="float" office:value="32223">
            <text:p>32223</text:p>
          </table:table-cell>
          <table:table-cell office:value-type="float" office:value="63705">
            <text:p>63705</text:p>
          </table:table-cell>
          <table:table-cell office:value-type="float" office:value="-119.75">
            <text:p>-119.75</text:p>
          </table:table-cell>
          <table:table-cell office:value-type="float" office:value="-284.625">
            <text:p>-284.625</text:p>
          </table:table-cell>
          <table:table-cell office:value-type="float" office:value="-236.375">
            <text:p>-236.375</text:p>
          </table:table-cell>
          <table:table-cell office:value-type="float" office:value="-0.00737286048516193">
            <text:p>-0.0073728605</text:p>
          </table:table-cell>
          <table:table-cell office:value-type="float" office:value="-0.00883297644539615">
            <text:p>-0.0088329764</text:p>
          </table:table-cell>
          <table:table-cell office:value-type="float" office:value="-0.00371046228710462">
            <text:p>-0.0037104623</text:p>
          </table:table-cell>
          <table:table-cell office:value-type="float" office:value="0.974301532082531">
            <text:p>0.9743015321</text:p>
          </table:table-cell>
          <table:table-cell office:value-type="float" office:value="0.969237504527968">
            <text:p>0.9692375045</text:p>
          </table:table-cell>
          <table:table-cell office:value-type="float" office:value="0.987040366354687">
            <text:p>0.98704036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15219">
            <text:p>15219</text:p>
          </table:table-cell>
          <table:table-cell office:value-type="float" office:value="30960">
            <text:p>30960</text:p>
          </table:table-cell>
          <table:table-cell office:value-type="float" office:value="62806">
            <text:p>62806</text:p>
          </table:table-cell>
          <table:table-cell office:value-type="float" office:value="-46.25">
            <text:p>-46.25</text:p>
          </table:table-cell>
          <table:table-cell office:value-type="float" office:value="-1003.875">
            <text:p>-1003.875</text:p>
          </table:table-cell>
          <table:table-cell office:value-type="float" office:value="-240.25">
            <text:p>-240.25</text:p>
          </table:table-cell>
          <table:table-cell office:value-type="float" office:value="-0.00303896445232933">
            <text:p>-0.0030389645</text:p>
          </table:table-cell>
          <table:table-cell office:value-type="float" office:value="-0.0324249031007752">
            <text:p>-0.0324249031</text:p>
          </table:table-cell>
          <table:table-cell office:value-type="float" office:value="-0.00382527147087858">
            <text:p>-0.0038252715</text:p>
          </table:table-cell>
          <table:table-cell office:value-type="float" office:value="0.989381725614535">
            <text:p>0.9893817256</text:p>
          </table:table-cell>
          <table:table-cell office:value-type="float" office:value="0.888573532855832">
            <text:p>0.8885735329</text:p>
          </table:table-cell>
          <table:table-cell office:value-type="float" office:value="0.986640229947504">
            <text:p>0.9866402299</text:p>
          </table:table-cell>
          <table:table-cell office:value-type="float" office:value="0">
            <text:p>0</text:p>
          </table:table-cell>
          <table:table-cell office:value-type="float" office:value="-21.0285233026072">
            <text:p>-21.0285233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978">
            <text:p>978</text:p>
          </table:table-cell>
          <table:table-cell office:value-type="float" office:value="1964">
            <text:p>1964</text:p>
          </table:table-cell>
          <table:table-cell office:value-type="float" office:value="15130">
            <text:p>15130</text:p>
          </table:table-cell>
          <table:table-cell office:value-type="float" office:value="30261">
            <text:p>30261</text:p>
          </table:table-cell>
          <table:table-cell office:value-type="float" office:value="61938">
            <text:p>61938</text:p>
          </table:table-cell>
          <table:table-cell office:value-type="float" office:value="-16.5">
            <text:p>-16.5</text:p>
          </table:table-cell>
          <table:table-cell office:value-type="float" office:value="-32.875">
            <text:p>-32.875</text:p>
          </table:table-cell>
          <table:table-cell office:value-type="float" office:value="1185">
            <text:p>1185</text:p>
          </table:table-cell>
          <table:table-cell office:value-type="float" office:value="-0.00109054857898215">
            <text:p>-0.0010905486</text:p>
          </table:table-cell>
          <table:table-cell office:value-type="float" office:value="-0.00108638181157265">
            <text:p>-0.0010863818</text:p>
          </table:table-cell>
          <table:table-cell office:value-type="float" office:value="0.0191320352610675">
            <text:p>0.0191320353</text:p>
          </table:table-cell>
          <table:table-cell office:value-type="float" office:value="0.996185410994121">
            <text:p>0.996185411</text:p>
          </table:table-cell>
          <table:table-cell office:value-type="float" office:value="0.996199976901359">
            <text:p>0.9961999769</text:p>
          </table:table-cell>
          <table:table-cell office:value-type="float" office:value="1.06767955156927">
            <text:p>1.06767955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995">
            <text:p>995</text:p>
          </table:table-cell>
          <table:table-cell office:value-type="float" office:value="2003">
            <text:p>2003</text:p>
          </table:table-cell>
          <table:table-cell office:value-type="float" office:value="15660">
            <text:p>15660</text:p>
          </table:table-cell>
          <table:table-cell office:value-type="float" office:value="30451">
            <text:p>30451</text:p>
          </table:table-cell>
          <table:table-cell office:value-type="float" office:value="60233">
            <text:p>60233</text:p>
          </table:table-cell>
          <table:table-cell office:value-type="float" office:value="-286.25">
            <text:p>-286.25</text:p>
          </table:table-cell>
          <table:table-cell office:value-type="float" office:value="-118.333333333333">
            <text:p>-118.3333333333</text:p>
          </table:table-cell>
          <table:table-cell office:value-type="float" office:value="344">
            <text:p>344</text:p>
          </table:table-cell>
          <table:table-cell office:value-type="float" office:value="-0.018279054916986">
            <text:p>-0.0182790549</text:p>
          </table:table-cell>
          <table:table-cell office:value-type="float" office:value="-0.00388602454216063">
            <text:p>-0.0038860245</text:p>
          </table:table-cell>
          <table:table-cell office:value-type="float" office:value="0.00571115501469294">
            <text:p>0.005711155</text:p>
          </table:table-cell>
          <table:table-cell office:value-type="float" office:value="0.936678190533919">
            <text:p>0.9366781905</text:p>
          </table:table-cell>
          <table:table-cell office:value-type="float" office:value="0.986428512428453">
            <text:p>0.9864285124</text:p>
          </table:table-cell>
          <table:table-cell office:value-type="float" office:value="1.02005297244297">
            <text:p>1.02005297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80">
            <text:p>880</text:p>
          </table:table-cell>
          <table:table-cell table:number-columns-repeated="2" office:value-type="float" office:value="1907">
            <text:p>1907</text:p>
          </table:table-cell>
          <table:table-cell office:value-type="float" office:value="14504">
            <text:p>14504</text:p>
          </table:table-cell>
          <table:table-cell office:value-type="float" office:value="28770">
            <text:p>28770</text:p>
          </table:table-cell>
          <table:table-cell office:value-type="float" office:value="60202">
            <text:p>60202</text:p>
          </table:table-cell>
          <table:table-cell office:value-type="float" office:value="-584.875">
            <text:p>-584.875</text:p>
          </table:table-cell>
          <table:table-cell office:value-type="float" office:value="-982.285714285714">
            <text:p>-982.2857142857</text:p>
          </table:table-cell>
          <table:table-cell office:value-type="float" office:value="-987.625">
            <text:p>-987.625</text:p>
          </table:table-cell>
          <table:table-cell office:value-type="float" office:value="-0.040325082735797">
            <text:p>-0.0403250827</text:p>
          </table:table-cell>
          <table:table-cell office:value-type="float" office:value="-0.0341427081781618">
            <text:p>-0.0341427082</text:p>
          </table:table-cell>
          <table:table-cell office:value-type="float" office:value="-0.0164051858742234">
            <text:p>-0.0164051859</text:p>
          </table:table-cell>
          <table:table-cell office:value-type="float" office:value="0.862049390528102">
            <text:p>0.8620493905</text:p>
          </table:table-cell>
          <table:table-cell office:value-type="float" office:value="0.882785341439042">
            <text:p>0.8827853414</text:p>
          </table:table-cell>
          <table:table-cell office:value-type="float" office:value="0.943109344482411">
            <text:p>0.9431093445</text:p>
          </table:table-cell>
          <table:table-cell office:value-type="float" office:value="-16.8400324124608">
            <text:p>-16.8400324125</text:p>
          </table:table-cell>
          <table:table-cell office:value-type="float" office:value="-19.9528902683371">
            <text:p>-19.95289026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15110">
            <text:p>15110</text:p>
          </table:table-cell>
          <table:table-cell office:value-type="float" office:value="29381">
            <text:p>29381</text:p>
          </table:table-cell>
          <table:table-cell office:value-type="float" office:value="57195">
            <text:p>57195</text:p>
          </table:table-cell>
          <table:table-cell office:value-type="float" office:value="-522.285714285714">
            <text:p>-522.2857142857</text:p>
          </table:table-cell>
          <table:table-cell office:value-type="float" office:value="-1015.42857142857">
            <text:p>-1015.4285714286</text:p>
          </table:table-cell>
          <table:table-cell office:value-type="float" office:value="-1000.28571428571">
            <text:p>-1000.2857142857</text:p>
          </table:table-cell>
          <table:table-cell office:value-type="float" office:value="-0.0345655667958778">
            <text:p>-0.0345655668</text:p>
          </table:table-cell>
          <table:table-cell office:value-type="float" office:value="-0.0345607219437246">
            <text:p>-0.0345607219</text:p>
          </table:table-cell>
          <table:table-cell office:value-type="float" office:value="-0.0174890412498595">
            <text:p>-0.0174890412</text:p>
          </table:table-cell>
          <table:table-cell office:value-type="float" office:value="0.881362281893951">
            <text:p>0.8813622819</text:p>
          </table:table-cell>
          <table:table-cell office:value-type="float" office:value="0.881378582459456">
            <text:p>0.8813785825</text:p>
          </table:table-cell>
          <table:table-cell office:value-type="float" office:value="0.939387854090617">
            <text:p>0.9393878541</text:p>
          </table:table-cell>
          <table:table-cell office:value-type="float" office:value="-19.7045064929043">
            <text:p>-19.7045064929</text:p>
          </table:table-cell>
          <table:table-cell office:value-type="float" office:value="-19.7073179035053">
            <text:p>-19.70731790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13674">
            <text:p>13674</text:p>
          </table:table-cell>
          <table:table-cell office:value-type="float" office:value="28382">
            <text:p>28382</text:p>
          </table:table-cell>
          <table:table-cell office:value-type="float" office:value="65993">
            <text:p>65993</text:p>
          </table:table-cell>
          <table:table-cell office:value-type="float" office:value="-594.5">
            <text:p>-594.5</text:p>
          </table:table-cell>
          <table:table-cell office:value-type="float" office:value="-815.8">
            <text:p>-815.8</text:p>
          </table:table-cell>
          <table:table-cell office:value-type="float" office:value="-1022.33333333333">
            <text:p>-1022.3333333333</text:p>
          </table:table-cell>
          <table:table-cell office:value-type="float" office:value="-0.0434766710545561">
            <text:p>-0.0434766711</text:p>
          </table:table-cell>
          <table:table-cell office:value-type="float" office:value="-0.0287435698682263">
            <text:p>-0.0287435699</text:p>
          </table:table-cell>
          <table:table-cell office:value-type="float" office:value="-0.0154915420322357">
            <text:p>-0.015491542</text:p>
          </table:table-cell>
          <table:table-cell office:value-type="float" office:value="0.851536484323986">
            <text:p>0.8515364843</text:p>
          </table:table-cell>
          <table:table-cell office:value-type="float" office:value="0.901016843366396">
            <text:p>0.9010168434</text:p>
          </table:table-cell>
          <table:table-cell office:value-type="float" office:value="0.946249979121267">
            <text:p>0.9462499791</text:p>
          </table:table-cell>
          <table:table-cell office:value-type="float" office:value="-15.5938270751684">
            <text:p>-15.5938270752</text:p>
          </table:table-cell>
          <table:table-cell office:value-type="float" office:value="-23.7666024126232">
            <text:p>-23.7666024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988">
            <text:p>988</text:p>
          </table:table-cell>
          <table:table-cell office:value-type="float" office:value="2055">
            <text:p>2055</text:p>
          </table:table-cell>
          <table:table-cell office:value-type="float" office:value="13186">
            <text:p>13186</text:p>
          </table:table-cell>
          <table:table-cell office:value-type="float" office:value="27368">
            <text:p>27368</text:p>
          </table:table-cell>
          <table:table-cell office:value-type="float" office:value="63636">
            <text:p>63636</text:p>
          </table:table-cell>
          <table:table-cell office:value-type="float" office:value="-819.4">
            <text:p>-819.4</text:p>
          </table:table-cell>
          <table:table-cell office:value-type="float" office:value="-1284">
            <text:p>-1284</text:p>
          </table:table-cell>
          <table:table-cell office:value-type="float" office:value="-885.8">
            <text:p>-885.8</text:p>
          </table:table-cell>
          <table:table-cell office:value-type="float" office:value="-0.0621416654026998">
            <text:p>-0.0621416654</text:p>
          </table:table-cell>
          <table:table-cell office:value-type="float" office:value="-0.0469161064016369">
            <text:p>-0.0469161064</text:p>
          </table:table-cell>
          <table:table-cell office:value-type="float" office:value="-0.0139197938273933">
            <text:p>-0.0139197938</text:p>
          </table:table-cell>
          <table:table-cell office:value-type="float" office:value="0.790072880785432">
            <text:p>0.7900728808</text:p>
          </table:table-cell>
          <table:table-cell office:value-type="float" office:value="0.840107824832455">
            <text:p>0.8401078248</text:p>
          </table:table-cell>
          <table:table-cell office:value-type="float" office:value="0.95166049249811">
            <text:p>0.9516604925</text:p>
          </table:table-cell>
          <table:table-cell office:value-type="float" office:value="-10.8040273182758">
            <text:p>-10.8040273183</text:p>
          </table:table-cell>
          <table:table-cell office:value-type="float" office:value="-14.4248347339396">
            <text:p>-14.42483473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50">
            <text:p>950</text:p>
          </table:table-cell>
          <table:table-cell office:value-type="float" office:value="1366">
            <text:p>1366</text:p>
          </table:table-cell>
          <table:table-cell office:value-type="float" office:value="2026">
            <text:p>2026</text:p>
          </table:table-cell>
          <table:table-cell office:value-type="float" office:value="11563">
            <text:p>11563</text:p>
          </table:table-cell>
          <table:table-cell office:value-type="float" office:value="25966">
            <text:p>25966</text:p>
          </table:table-cell>
          <table:table-cell office:value-type="float" office:value="64082">
            <text:p>64082</text:p>
          </table:table-cell>
          <table:table-cell office:value-type="float" office:value="-735.25">
            <text:p>-735.25</text:p>
          </table:table-cell>
          <table:table-cell office:value-type="float" office:value="-570.5">
            <text:p>-570.5</text:p>
          </table:table-cell>
          <table:table-cell office:value-type="float" office:value="0">
            <text:p>0</text:p>
          </table:table-cell>
          <table:table-cell office:value-type="float" office:value="-0.0635864395053187">
            <text:p>-0.0635864395</text:p>
          </table:table-cell>
          <table:table-cell office:value-type="float" office:value="-0.0219710390510668">
            <text:p>-0.0219710391</text:p>
          </table:table-cell>
          <table:table-cell office:value-type="float" office:value="0">
            <text:p>0</text:p>
          </table:table-cell>
          <table:table-cell office:value-type="float" office:value="0.785372202897753">
            <text:p>0.7853722029</text:p>
          </table:table-cell>
          <table:table-cell office:value-type="float" office:value="0.924047507372954">
            <text:p>0.9240475074</text:p>
          </table:table-cell>
          <table:table-cell office:value-type="float" office:value="1.02">
            <text:p>1.02</text:p>
          </table:table-cell>
          <table:table-cell office:value-type="float" office:value="-10.5504966200933">
            <text:p>-10.5504966201</text:p>
          </table:table-cell>
          <table:table-cell office:value-type="float" office:value="-31.2003634902189">
            <text:p>-31.20036349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5">
            <text:p>5</text:p>
          </table:table-cell>
          <table:table-cell office:value-type="float" office:value="916">
            <text:p>916</text:p>
          </table:table-cell>
          <table:table-cell office:value-type="float" office:value="1336">
            <text:p>1336</text:p>
          </table:table-cell>
          <table:table-cell office:value-type="float" office:value="1998">
            <text:p>1998</text:p>
          </table:table-cell>
          <table:table-cell office:value-type="float" office:value="10929">
            <text:p>10929</text:p>
          </table:table-cell>
          <table:table-cell office:value-type="float" office:value="25122">
            <text:p>25122</text:p>
          </table:table-cell>
          <table:table-cell office:value-type="float" office:value="64530">
            <text:p>64530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1.02">
            <text:p>1.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943">
            <text:p>1943</text:p>
          </table:table-cell>
          <table:table-cell office:value-type="float" office:value="10330">
            <text:p>10330</text:p>
          </table:table-cell>
          <table:table-cell office:value-type="float" office:value="24332">
            <text:p>24332</text:p>
          </table:table-cell>
          <table:table-cell office:value-type="float" office:value="64982">
            <text:p>64982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1.02">
            <text:p>1.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75.25">
            <text:p>275.25</text:p>
          </table:table-cell>
          <table:table-cell office:value-type="float" office:value="12177">
            <text:p>12177</text:p>
          </table:table-cell>
          <table:table-cell office:value-type="float" office:value="32911.5">
            <text:p>32911.5</text:p>
          </table:table-cell>
          <table:table-cell office:value-type="float" office:value="22.76">
            <text:p>22.7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60">
            <text:p>860</text:p>
          </table:table-cell>
          <table:table-cell office:value-type="float" office:value="1942">
            <text:p>1942</text:p>
          </table:table-cell>
          <table:table-cell office:value-type="float" office:value="9763">
            <text:p>9763</text:p>
          </table:table-cell>
          <table:table-cell office:value-type="float" office:value="23396">
            <text:p>23396</text:p>
          </table:table-cell>
          <table:table-cell office:value-type="float" office:value="65437">
            <text:p>65437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1.02">
            <text:p>1.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75.666666666667">
            <text:p>275.6666666667</text:p>
          </table:table-cell>
          <table:table-cell office:value-type="float" office:value="12051.6666666667">
            <text:p>12051.6666666667</text:p>
          </table:table-cell>
          <table:table-cell office:value-type="float" office:value="37730.3333333333">
            <text:p>37730.3333333333</text:p>
          </table:table-cell>
          <table:table-cell office:value-type="float" office:value="22.0233333333333">
            <text:p>22.02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767">
            <text:p>767</text:p>
          </table:table-cell>
          <table:table-cell table:number-columns-repeated="2" office:value-type="float" office:value="1845">
            <text:p>1845</text:p>
          </table:table-cell>
          <table:table-cell office:value-type="float" office:value="9228">
            <text:p>9228</text:p>
          </table:table-cell>
          <table:table-cell office:value-type="float" office:value="22562">
            <text:p>22562</text:p>
          </table:table-cell>
          <table:table-cell office:value-type="float" office:value="65895">
            <text:p>65895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1.02">
            <text:p>1.0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12" table:number-columns-repeated="2" table:default-cell-style-name="Default"/>
        <table:table-column table:style-name="co19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1.02">
            <text:p>1.02</text:p>
          </table:table-cell>
          <table:table-cell office:value-type="float" office:value="-12">
            <text:p>-12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2">
            <text:p>25.2</text:p>
          </table:table-cell>
          <table:table-cell office:value-type="float" office:value="34.3">
            <text:p>34.3</text:p>
          </table:table-cell>
          <table:table-cell office:value-type="float" office:value="56.4">
            <text:p>56.4</text:p>
          </table:table-cell>
          <table:table-cell office:value-type="float" office:value="24964">
            <text:p>24964</text:p>
          </table:table-cell>
          <table:table-cell office:value-type="float" office:value="26811">
            <text:p>26811</text:p>
          </table:table-cell>
          <table:table-cell office:value-type="float" office:value="32714">
            <text:p>327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3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31:16.11</dc:date>
    <dc:creator>Liam Widdess</dc:creator>
    <meta:editing-duration>P2DT3H30M43S</meta:editing-duration>
    <meta:editing-cycles>185</meta:editing-cycles>
    <meta:generator>OpenOffice/4.1.7$Win32 OpenOffice.org_project/417m1$Build-9800</meta:generator>
    <meta:document-statistic meta:table-count="8" meta:cell-count="1202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93">
                <text:p>1549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3">
                <text:p>10483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730">
                <text:p>7730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592">
                <text:p>7592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968">
                <text:p>7968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65">
                <text:p>7965</text:p>
              </table:table-cell>
              <table:table-cell office:value-type="float" office:value="10334">
                <text:p>10334</text:p>
              </table:table-cell>
              <table:table-cell office:value-type="float" office:value="15201">
                <text:p>1520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642">
                <text:p>7642</text:p>
              </table:table-cell>
              <table:table-cell office:value-type="float" office:value="11362">
                <text:p>11362</text:p>
              </table:table-cell>
              <table:table-cell office:value-type="float" office:value="17953">
                <text:p>1795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838">
                <text:p>7838</text:p>
              </table:table-cell>
              <table:table-cell office:value-type="float" office:value="11998">
                <text:p>1199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968">
                <text:p>7968</text:p>
              </table:table-cell>
              <table:table-cell office:value-type="float" office:value="10789">
                <text:p>10789</text:p>
              </table:table-cell>
              <table:table-cell office:value-type="float" office:value="15379">
                <text:p>1537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965">
                <text:p>7965</text:p>
              </table:table-cell>
              <table:table-cell office:value-type="float" office:value="10960">
                <text:p>10960</text:p>
              </table:table-cell>
              <table:table-cell office:value-type="float" office:value="15565">
                <text:p>1556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768">
                <text:p>7768</text:p>
              </table:table-cell>
              <table:table-cell office:value-type="float" office:value="10908">
                <text:p>10908</text:p>
              </table:table-cell>
              <table:table-cell office:value-type="float" office:value="17953">
                <text:p>1795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832">
                <text:p>7832</text:p>
              </table:table-cell>
              <table:table-cell office:value-type="float" office:value="11140">
                <text:p>11140</text:p>
              </table:table-cell>
              <table:table-cell office:value-type="float" office:value="16240">
                <text:p>16240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026">
                <text:p>8026</text:p>
              </table:table-cell>
              <table:table-cell office:value-type="float" office:value="10808">
                <text:p>10808</text:p>
              </table:table-cell>
              <table:table-cell office:value-type="float" office:value="18059">
                <text:p>1805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630">
                <text:p>8630</text:p>
              </table:table-cell>
              <table:table-cell office:value-type="float" office:value="12105">
                <text:p>12105</text:p>
              </table:table-cell>
              <table:table-cell office:value-type="float" office:value="20820">
                <text:p>2082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368">
                <text:p>8368</text:p>
              </table:table-cell>
              <table:table-cell office:value-type="float" office:value="12966">
                <text:p>12966</text:p>
              </table:table-cell>
              <table:table-cell office:value-type="float" office:value="19245">
                <text:p>1924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715">
                <text:p>8715</text:p>
              </table:table-cell>
              <table:table-cell office:value-type="float" office:value="12048">
                <text:p>12048</text:p>
              </table:table-cell>
              <table:table-cell office:value-type="float" office:value="18729">
                <text:p>1872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720">
                <text:p>8720</text:p>
              </table:table-cell>
              <table:table-cell office:value-type="float" office:value="13408">
                <text:p>13408</text:p>
              </table:table-cell>
              <table:table-cell office:value-type="float" office:value="19386">
                <text:p>1938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602">
                <text:p>8602</text:p>
              </table:table-cell>
              <table:table-cell office:value-type="float" office:value="14341">
                <text:p>14341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627">
                <text:p>8627</text:p>
              </table:table-cell>
              <table:table-cell office:value-type="float" office:value="14350">
                <text:p>14350</text:p>
              </table:table-cell>
              <table:table-cell office:value-type="float" office:value="21648">
                <text:p>2164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42">
                <text:p>8742</text:p>
              </table:table-cell>
              <table:table-cell office:value-type="float" office:value="14588">
                <text:p>14588</text:p>
              </table:table-cell>
              <table:table-cell office:value-type="float" office:value="24622">
                <text:p>2462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72">
                <text:p>9772</text:p>
              </table:table-cell>
              <table:table-cell office:value-type="float" office:value="15774">
                <text:p>15774</text:p>
              </table:table-cell>
              <table:table-cell office:value-type="float" office:value="26679">
                <text:p>26679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025">
                <text:p>11025</text:p>
              </table:table-cell>
              <table:table-cell office:value-type="float" office:value="15488">
                <text:p>15488</text:p>
              </table:table-cell>
              <table:table-cell office:value-type="float" office:value="26417">
                <text:p>264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680">
                <text:p>10680</text:p>
              </table:table-cell>
              <table:table-cell office:value-type="float" office:value="15964">
                <text:p>15964</text:p>
              </table:table-cell>
              <table:table-cell office:value-type="float" office:value="25887">
                <text:p>2588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373">
                <text:p>10373</text:p>
              </table:table-cell>
              <table:table-cell office:value-type="float" office:value="17413">
                <text:p>17413</text:p>
              </table:table-cell>
              <table:table-cell office:value-type="float" office:value="25911">
                <text:p>2591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385">
                <text:p>10385</text:p>
              </table:table-cell>
              <table:table-cell office:value-type="float" office:value="18022">
                <text:p>18022</text:p>
              </table:table-cell>
              <table:table-cell office:value-type="float" office:value="27335">
                <text:p>2733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025">
                <text:p>11025</text:p>
              </table:table-cell>
              <table:table-cell office:value-type="float" office:value="18482">
                <text:p>18482</text:p>
              </table:table-cell>
              <table:table-cell office:value-type="float" office:value="29081">
                <text:p>2908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742">
                <text:p>11742</text:p>
              </table:table-cell>
              <table:table-cell office:value-type="float" office:value="18050">
                <text:p>18050</text:p>
              </table:table-cell>
              <table:table-cell office:value-type="float" office:value="29479">
                <text:p>2947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310">
                <text:p>13310</text:p>
              </table:table-cell>
              <table:table-cell office:value-type="float" office:value="18203">
                <text:p>18203</text:p>
              </table:table-cell>
              <table:table-cell office:value-type="float" office:value="30438">
                <text:p>30438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480">
                <text:p>14480</text:p>
              </table:table-cell>
              <table:table-cell office:value-type="float" office:value="19288">
                <text:p>19288</text:p>
              </table:table-cell>
              <table:table-cell office:value-type="float" office:value="31588">
                <text:p>3158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30">
                <text:p>14230</text:p>
              </table:table-cell>
              <table:table-cell office:value-type="float" office:value="20094">
                <text:p>20094</text:p>
              </table:table-cell>
              <table:table-cell office:value-type="float" office:value="29208">
                <text:p>2920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816">
                <text:p>13816</text:p>
              </table:table-cell>
              <table:table-cell office:value-type="float" office:value="20450">
                <text:p>20450</text:p>
              </table:table-cell>
              <table:table-cell office:value-type="float" office:value="28614">
                <text:p>2861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026">
                <text:p>14026</text:p>
              </table:table-cell>
              <table:table-cell office:value-type="float" office:value="22135">
                <text:p>22135</text:p>
              </table:table-cell>
              <table:table-cell office:value-type="float" office:value="31068">
                <text:p>3106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772">
                <text:p>14772</text:p>
              </table:table-cell>
              <table:table-cell office:value-type="float" office:value="22334">
                <text:p>22334</text:p>
              </table:table-cell>
              <table:table-cell office:value-type="float" office:value="33063">
                <text:p>33063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395">
                <text:p>15395</text:p>
              </table:table-cell>
              <table:table-cell office:value-type="float" office:value="20983">
                <text:p>20983</text:p>
              </table:table-cell>
              <table:table-cell office:value-type="float" office:value="35004">
                <text:p>3500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765">
                <text:p>15765</text:p>
              </table:table-cell>
              <table:table-cell office:value-type="float" office:value="22712">
                <text:p>22712</text:p>
              </table:table-cell>
              <table:table-cell office:value-type="float" office:value="38874">
                <text:p>3887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945">
                <text:p>16945</text:p>
              </table:table-cell>
              <table:table-cell office:value-type="float" office:value="23902">
                <text:p>23902</text:p>
              </table:table-cell>
              <table:table-cell office:value-type="float" office:value="40674">
                <text:p>40674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835">
                <text:p>16835</text:p>
              </table:table-cell>
              <table:table-cell office:value-type="float" office:value="23728">
                <text:p>23728</text:p>
              </table:table-cell>
              <table:table-cell office:value-type="float" office:value="40652">
                <text:p>4065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5198">
                <text:p>25198</text:p>
              </table:table-cell>
              <table:table-cell office:value-type="float" office:value="42907">
                <text:p>42907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666">
                <text:p>26666</text:p>
              </table:table-cell>
              <table:table-cell office:value-type="float" office:value="44725">
                <text:p>4472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55">
                <text:p>16655</text:p>
              </table:table-cell>
              <table:table-cell office:value-type="float" office:value="28339">
                <text:p>28339</text:p>
              </table:table-cell>
              <table:table-cell office:value-type="float" office:value="46199">
                <text:p>4619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665">
                <text:p>17665</text:p>
              </table:table-cell>
              <table:table-cell office:value-type="float" office:value="29371">
                <text:p>29371</text:p>
              </table:table-cell>
              <table:table-cell office:value-type="float" office:value="49829">
                <text:p>49829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30831">
                <text:p>30831</text:p>
              </table:table-cell>
              <table:table-cell office:value-type="float" office:value="52269">
                <text:p>5226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377">
                <text:p>20377</text:p>
              </table:table-cell>
              <table:table-cell office:value-type="float" office:value="31444">
                <text:p>31444</text:p>
              </table:table-cell>
              <table:table-cell office:value-type="float" office:value="51270">
                <text:p>5127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2000">
                <text:p>22000</text:p>
              </table:table-cell>
              <table:table-cell office:value-type="float" office:value="32553">
                <text:p>32553</text:p>
              </table:table-cell>
              <table:table-cell office:value-type="float" office:value="49018">
                <text:p>4901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05">
                <text:p>21505</text:p>
              </table:table-cell>
              <table:table-cell office:value-type="float" office:value="34560">
                <text:p>34560</text:p>
              </table:table-cell>
              <table:table-cell office:value-type="float" office:value="49397">
                <text:p>49397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429">
                <text:p>22429</text:p>
              </table:table-cell>
              <table:table-cell office:value-type="float" office:value="36025">
                <text:p>36025</text:p>
              </table:table-cell>
              <table:table-cell office:value-type="float" office:value="50886">
                <text:p>5088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386">
                <text:p>23386</text:p>
              </table:table-cell>
              <table:table-cell office:value-type="float" office:value="35464">
                <text:p>35464</text:p>
              </table:table-cell>
              <table:table-cell office:value-type="float" office:value="50348">
                <text:p>50348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4232">
                <text:p>24232</text:p>
              </table:table-cell>
              <table:table-cell office:value-type="float" office:value="34360">
                <text:p>34360</text:p>
              </table:table-cell>
              <table:table-cell office:value-type="float" office:value="53069">
                <text:p>53069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537">
                <text:p>25537</text:p>
              </table:table-cell>
              <table:table-cell office:value-type="float" office:value="34560">
                <text:p>34560</text:p>
              </table:table-cell>
              <table:table-cell office:value-type="float" office:value="49640">
                <text:p>49640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4101">
                <text:p>24101</text:p>
              </table:table-cell>
              <table:table-cell office:value-type="float" office:value="34412">
                <text:p>34412</text:p>
              </table:table-cell>
              <table:table-cell office:value-type="float" office:value="49466">
                <text:p>4946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808">
                <text:p>23808</text:p>
              </table:table-cell>
              <table:table-cell office:value-type="float" office:value="34386">
                <text:p>34386</text:p>
              </table:table-cell>
              <table:table-cell office:value-type="float" office:value="49458">
                <text:p>49458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528">
                <text:p>22528</text:p>
              </table:table-cell>
              <table:table-cell office:value-type="float" office:value="33354">
                <text:p>33354</text:p>
              </table:table-cell>
              <table:table-cell office:value-type="float" office:value="50963">
                <text:p>5096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0064">
                <text:p>20064</text:p>
              </table:table-cell>
              <table:table-cell office:value-type="float" office:value="33058">
                <text:p>33058</text:p>
              </table:table-cell>
              <table:table-cell office:value-type="float" office:value="48282">
                <text:p>48282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3517">
                <text:p>23517</text:p>
              </table:table-cell>
              <table:table-cell office:value-type="float" office:value="31815">
                <text:p>31815</text:p>
              </table:table-cell>
              <table:table-cell office:value-type="float" office:value="47551">
                <text:p>4755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005">
                <text:p>19005</text:p>
              </table:table-cell>
              <table:table-cell office:value-type="float" office:value="32344">
                <text:p>32344</text:p>
              </table:table-cell>
              <table:table-cell office:value-type="float" office:value="47357">
                <text:p>4735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7409">
                <text:p>17409</text:p>
              </table:table-cell>
              <table:table-cell office:value-type="float" office:value="31500">
                <text:p>31500</text:p>
              </table:table-cell>
              <table:table-cell office:value-type="float" office:value="49892">
                <text:p>4989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564">
                <text:p>18564</text:p>
              </table:table-cell>
              <table:table-cell office:value-type="float" office:value="32147">
                <text:p>32147</text:p>
              </table:table-cell>
              <table:table-cell office:value-type="float" office:value="49160">
                <text:p>4916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042">
                <text:p>21042</text:p>
              </table:table-cell>
              <table:table-cell office:value-type="float" office:value="32190">
                <text:p>32190</text:p>
              </table:table-cell>
              <table:table-cell office:value-type="float" office:value="51646">
                <text:p>5164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8576">
                <text:p>18576</text:p>
              </table:table-cell>
              <table:table-cell office:value-type="float" office:value="31968">
                <text:p>31968</text:p>
              </table:table-cell>
              <table:table-cell office:value-type="float" office:value="53165">
                <text:p>5316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7409">
                <text:p>17409</text:p>
              </table:table-cell>
              <table:table-cell office:value-type="float" office:value="30318">
                <text:p>30318</text:p>
              </table:table-cell>
              <table:table-cell office:value-type="float" office:value="53878">
                <text:p>53878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7910">
                <text:p>17910</text:p>
              </table:table-cell>
              <table:table-cell office:value-type="float" office:value="31500">
                <text:p>31500</text:p>
              </table:table-cell>
              <table:table-cell office:value-type="float" office:value="55180">
                <text:p>5518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5840">
                <text:p>15840</text:p>
              </table:table-cell>
              <table:table-cell office:value-type="float" office:value="32064">
                <text:p>32064</text:p>
              </table:table-cell>
              <table:table-cell office:value-type="float" office:value="55056">
                <text:p>55056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4076">
                <text:p>14076</text:p>
              </table:table-cell>
              <table:table-cell office:value-type="float" office:value="30836">
                <text:p>30836</text:p>
              </table:table-cell>
              <table:table-cell office:value-type="float" office:value="56000">
                <text:p>5600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6362">
                <text:p>16362</text:p>
              </table:table-cell>
              <table:table-cell office:value-type="float" office:value="32520">
                <text:p>32520</text:p>
              </table:table-cell>
              <table:table-cell office:value-type="float" office:value="55738">
                <text:p>5573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7784">
                <text:p>17784</text:p>
              </table:table-cell>
              <table:table-cell office:value-type="float" office:value="34051">
                <text:p>34051</text:p>
              </table:table-cell>
              <table:table-cell office:value-type="float" office:value="60140">
                <text:p>6014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7100">
                <text:p>17100</text:p>
              </table:table-cell>
              <table:table-cell office:value-type="float" office:value="32419">
                <text:p>32419</text:p>
              </table:table-cell>
              <table:table-cell office:value-type="float" office:value="61845">
                <text:p>61845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6422">
                <text:p>16422</text:p>
              </table:table-cell>
              <table:table-cell office:value-type="float" office:value="31165">
                <text:p>31165</text:p>
              </table:table-cell>
              <table:table-cell office:value-type="float" office:value="60884">
                <text:p>60884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5462">
                <text:p>15462</text:p>
              </table:table-cell>
              <table:table-cell office:value-type="float" office:value="31840">
                <text:p>31840</text:p>
              </table:table-cell>
              <table:table-cell office:value-type="float" office:value="62093">
                <text:p>6209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5480">
                <text:p>15480</text:p>
              </table:table-cell>
              <table:table-cell office:value-type="float" office:value="31925">
                <text:p>31925</text:p>
              </table:table-cell>
              <table:table-cell office:value-type="float" office:value="59117">
                <text:p>59117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3806">
                <text:p>13806</text:p>
              </table:table-cell>
              <table:table-cell office:value-type="float" office:value="30400">
                <text:p>30400</text:p>
              </table:table-cell>
              <table:table-cell office:value-type="float" office:value="56728">
                <text:p>5672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5476">
                <text:p>15476</text:p>
              </table:table-cell>
              <table:table-cell office:value-type="float" office:value="32060">
                <text:p>32060</text:p>
              </table:table-cell>
              <table:table-cell office:value-type="float" office:value="60884">
                <text:p>60884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6242">
                <text:p>16242</text:p>
              </table:table-cell>
              <table:table-cell office:value-type="float" office:value="32223">
                <text:p>32223</text:p>
              </table:table-cell>
              <table:table-cell office:value-type="float" office:value="63705">
                <text:p>6370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5219">
                <text:p>15219</text:p>
              </table:table-cell>
              <table:table-cell office:value-type="float" office:value="30960">
                <text:p>30960</text:p>
              </table:table-cell>
              <table:table-cell office:value-type="float" office:value="62806">
                <text:p>62806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5130">
                <text:p>15130</text:p>
              </table:table-cell>
              <table:table-cell office:value-type="float" office:value="30261">
                <text:p>30261</text:p>
              </table:table-cell>
              <table:table-cell office:value-type="float" office:value="61938">
                <text:p>61938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5660">
                <text:p>15660</text:p>
              </table:table-cell>
              <table:table-cell office:value-type="float" office:value="30451">
                <text:p>30451</text:p>
              </table:table-cell>
              <table:table-cell office:value-type="float" office:value="60233">
                <text:p>6023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4504">
                <text:p>14504</text:p>
              </table:table-cell>
              <table:table-cell office:value-type="float" office:value="28770">
                <text:p>28770</text:p>
              </table:table-cell>
              <table:table-cell office:value-type="float" office:value="60202">
                <text:p>6020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5110">
                <text:p>15110</text:p>
              </table:table-cell>
              <table:table-cell office:value-type="float" office:value="29381">
                <text:p>29381</text:p>
              </table:table-cell>
              <table:table-cell office:value-type="float" office:value="57195">
                <text:p>57195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3674">
                <text:p>13674</text:p>
              </table:table-cell>
              <table:table-cell office:value-type="float" office:value="28382">
                <text:p>28382</text:p>
              </table:table-cell>
              <table:table-cell office:value-type="float" office:value="65993">
                <text:p>65993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3186">
                <text:p>13186</text:p>
              </table:table-cell>
              <table:table-cell office:value-type="float" office:value="27368">
                <text:p>27368</text:p>
              </table:table-cell>
              <table:table-cell office:value-type="float" office:value="63636">
                <text:p>6363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1563">
                <text:p>11563</text:p>
              </table:table-cell>
              <table:table-cell office:value-type="float" office:value="25966">
                <text:p>25966</text:p>
              </table:table-cell>
              <table:table-cell office:value-type="float" office:value="64082">
                <text:p>6408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0929">
                <text:p>10929</text:p>
              </table:table-cell>
              <table:table-cell office:value-type="float" office:value="25122">
                <text:p>25122</text:p>
              </table:table-cell>
              <table:table-cell office:value-type="float" office:value="64530">
                <text:p>64530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0330">
                <text:p>10330</text:p>
              </table:table-cell>
              <table:table-cell office:value-type="float" office:value="24332">
                <text:p>24332</text:p>
              </table:table-cell>
              <table:table-cell office:value-type="float" office:value="64982">
                <text:p>64982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9763">
                <text:p>9763</text:p>
              </table:table-cell>
              <table:table-cell office:value-type="float" office:value="23396">
                <text:p>23396</text:p>
              </table:table-cell>
              <table:table-cell office:value-type="float" office:value="65437">
                <text:p>65437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9228">
                <text:p>9228</text:p>
              </table:table-cell>
              <table:table-cell office:value-type="float" office:value="22562">
                <text:p>22562</text:p>
              </table:table-cell>
              <table:table-cell office:value-type="float" office:value="65895">
                <text:p>65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177">
                <text:p>12177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2051.6666666667">
                <text:p>12051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7cm" svg:y="1.404cm" svg:width="30.91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76">
                <text:p>22.76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0233333333333">
                <text:p>22.02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5cm" svg:y="1.352cm" svg:width="31.37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4281655673373">
                <text:p>1.0428165567337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81023547074065">
                <text:p>0.98102354707406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2376677801935">
                <text:p>1.12376677801935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4502783845703">
                <text:p>1.04502783845703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6888676580184">
                <text:p>1.0688867658018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5790444494281">
                <text:p>1.05790444494281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1690784064673">
                <text:p>1.1169078406467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1629599601859">
                <text:p>1.1162959960185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3399247291871">
                <text:p>1.0339924729187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5221148111805">
                <text:p>1.05221148111805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929268530596">
                <text:p>1.0792926853059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4577871088855">
                <text:p>1.1457787108885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671098994646">
                <text:p>1.167109899464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35275237212">
                <text:p>1.13527523721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3871449818271">
                <text:p>1.1387144981827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873665581065">
                <text:p>1.1387366558106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0304513946941">
                <text:p>1.1030451394694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20003719139196">
                <text:p>1.2000371913919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9596406717497">
                <text:p>1.19596406717497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182155583931">
                <text:p>1.1318215558393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706789466011">
                <text:p>1.12706789466011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8135559151886">
                <text:p>1.0813555915188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8267729695003">
                <text:p>1.0826772969500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430767402174">
                <text:p>1.0543076740217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4633483853516">
                <text:p>1.0463348385351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4466035127408">
                <text:p>1.1446603512740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205015045046">
                <text:p>1.0820501504504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04525194197">
                <text:p>1.10452519419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9447873039016">
                <text:p>1.1944787303901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6609182016815">
                <text:p>1.1660918201681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3244271017038">
                <text:p>1.1324427101703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6898594373238">
                <text:p>1.1689859437323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3212965699597">
                <text:p>1.13212965699597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2936525908759">
                <text:p>1.1293652590875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7665488133926">
                <text:p>1.176654881339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6366885690313">
                <text:p>1.0636688569031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441545147741">
                <text:p>1.11441545147741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976075528292">
                <text:p>1.0697607552829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0.992161187275283">
                <text:p>0.99216118727528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921916714410582">
                <text:p>0.92191671441058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4760580742643">
                <text:p>1.0476058074264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494577701426">
                <text:p>1.0549457770142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0.992161187275283">
                <text:p>0.992161187275283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30248615124035">
                <text:p>0.93024861512403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87806889233039">
                <text:p>0.87806889233039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982392524163">
                <text:p>1.0598239252416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0690268508401">
                <text:p>1.00690268508401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8029634458495">
                <text:p>1.0802963445849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7905006571737">
                <text:p>1.0790500657173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01949576419753">
                <text:p>0.901949576419753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13440192157297">
                <text:p>1.1344019215729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0340527538272">
                <text:p>1.034052753827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8209683943604">
                <text:p>1.082096839436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76501736604485">
                <text:p>0.7650173660448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114525">
                <text:p>1.114525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0.97954592374632">
                <text:p>0.97954592374632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76480410864242">
                <text:p>0.97648041086424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4684034258793">
                <text:p>1.04684034258793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5663872217759">
                <text:p>1.0566387221775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1979222561759">
                <text:p>1.01979222561759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4684034258793">
                <text:p>1.04684034258793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.04606322062574">
                <text:p>1.04606322062574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.00171346871553">
                <text:p>1.00171346871553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48393823407202">
                <text:p>0.94839382340720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00514888544388">
                <text:p>1.00514888544388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69237504527968">
                <text:p>0.96923750452796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888573532855832">
                <text:p>0.88857353285583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96199976901359">
                <text:p>0.996199976901359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86428512428453">
                <text:p>0.98642851242845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882785341439042">
                <text:p>0.88278534143904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881378582459456">
                <text:p>0.88137858245945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01016843366396">
                <text:p>0.90101684336639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840107824832455">
                <text:p>0.840107824832455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924047507372954">
                <text:p>0.92404750737295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2911.5">
                <text:p>32911.5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7730.3333333333">
                <text:p>37730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